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DB00000095193EEA2F.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072000000737431D1FF.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201000002F0000001FCE2A966B8.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0000000001D0000001F05D28E15.png"/>
  <manifest:file-entry manifest:media-type="image/png" manifest:full-path="Pictures/10000000000007800000040A99D9426C.png"/>
  <manifest:file-entry manifest:media-type="image/png" manifest:full-path="Pictures/10000201000001BB00000055E565F733.png"/>
  <manifest:file-entry manifest:media-type="image/png" manifest:full-path="Pictures/1000000000000125000000C4974C6654.png"/>
  <manifest:file-entry manifest:media-type="image/png" manifest:full-path="Pictures/10000000000001CD0000008D84FCA65F.png"/>
  <manifest:file-entry manifest:media-type="image/png" manifest:full-path="Pictures/10000000000003200000002163D2AE61.png"/>
  <manifest:file-entry manifest:media-type="image/png" manifest:full-path="Pictures/100000000000038700000253E30E5E64.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automatic-styles>
    <style:style style:name="Table99" style:family="table">
      <style:table-properties style:width="6.6931in" fo:margin-left="0in" fo:margin-right="0in" fo:margin-top="0.0833in" fo:margin-bottom="0.125in" table:align="margins" style:may-break-between-rows="false"/>
    </style:style>
    <style:style style:name="Table99.A" style:family="table-column">
      <style:table-column-properties style:column-width="0.9701in" style:rel-column-width="9499*"/>
    </style:style>
    <style:style style:name="Table99.B" style:family="table-column">
      <style:table-column-properties style:column-width="5.7229in" style:rel-column-width="56036*"/>
    </style:style>
    <style:style style:name="Table9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 style:family="table">
      <style:table-properties style:width="6.6889in" fo:margin-left="0in" fo:margin-right="0.0042in" fo:margin-top="0.0785in" fo:margin-bottom="0.1181in" table:align="margins" style:may-break-between-rows="false"/>
    </style:style>
    <style:style style:name="Table100.A" style:family="table-column">
      <style:table-column-properties style:column-width="0.9701in" style:rel-column-width="9505*"/>
    </style:style>
    <style:style style:name="Table100.B" style:family="table-column">
      <style:table-column-properties style:column-width="5.7188in" style:rel-column-width="56030*"/>
    </style:style>
    <style:style style:name="Table10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1" style:family="table">
      <style:table-properties style:width="6.6889in" fo:margin-left="0in" fo:margin-right="0.0042in" fo:margin-top="0.0785in" fo:margin-bottom="0.1181in" table:align="margins" style:may-break-between-rows="false"/>
    </style:style>
    <style:style style:name="Table101.A" style:family="table-column">
      <style:table-column-properties style:column-width="0.9701in" style:rel-column-width="9505*"/>
    </style:style>
    <style:style style:name="Table101.B" style:family="table-column">
      <style:table-column-properties style:column-width="5.7188in" style:rel-column-width="56030*"/>
    </style:style>
    <style:style style:name="Table10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1.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2" style:family="table">
      <style:table-properties style:width="6.1444in" fo:margin-left="0in" fo:margin-right="-0.0229in" fo:margin-top="0in" fo:margin-bottom="0.0396in" table:align="margins"/>
    </style:style>
    <style:style style:name="Table102.A" style:family="table-column">
      <style:table-column-properties style:column-width="0.2868in" style:rel-column-width="3059*"/>
    </style:style>
    <style:style style:name="Table102.B" style:family="table-column">
      <style:table-column-properties style:column-width="1.7201in" style:rel-column-width="18348*"/>
    </style:style>
    <style:style style:name="Table102.F" style:family="table-column">
      <style:table-column-properties style:column-width="1.8438in" style:rel-column-width="19662*"/>
    </style:style>
    <style:style style:name="Table102.1" style:family="table-row">
      <style:table-row-properties style:min-row-height="0.1979in" style:keep-together="false" fo:keep-together="always"/>
    </style:style>
    <style:style style:name="Table102.A1" style:family="table-cell">
      <style:table-cell-properties fo:padding-left="0.0396in" fo:padding-right="0.0194in" fo:padding-top="0.0194in" fo:padding-bottom="0in" fo:border="none"/>
    </style:style>
    <style:style style:name="Table102.3" style:family="table-row">
      <style:table-row-properties style:keep-together="false" fo:keep-together="always"/>
    </style:style>
    <style:style style:name="Table103" style:family="table">
      <style:table-properties style:width="6.6889in" fo:margin-left="0in" fo:margin-right="0.0042in" fo:margin-top="0.0785in" fo:margin-bottom="0.1965in" table:align="margins" style:may-break-between-rows="false"/>
    </style:style>
    <style:style style:name="Table103.A" style:family="table-column">
      <style:table-column-properties style:column-width="0.9701in" style:rel-column-width="9505*"/>
    </style:style>
    <style:style style:name="Table103.B" style:family="table-column">
      <style:table-column-properties style:column-width="5.7188in" style:rel-column-width="56030*"/>
    </style:style>
    <style:style style:name="Table1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4" style:family="table">
      <style:table-properties style:width="6.6889in" fo:margin-left="0in" fo:margin-right="0.0042in" fo:margin-top="0.0785in" fo:margin-bottom="0.1965in" table:align="margins" style:may-break-between-rows="false"/>
    </style:style>
    <style:style style:name="Table104.A" style:family="table-column">
      <style:table-column-properties style:column-width="0.9701in" style:rel-column-width="9505*"/>
    </style:style>
    <style:style style:name="Table104.B" style:family="table-column">
      <style:table-column-properties style:column-width="5.7188in" style:rel-column-width="56030*"/>
    </style:style>
    <style:style style:name="Table1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5" style:family="table">
      <style:table-properties style:width="5.2188in" fo:margin-left="0in" fo:margin-right="-0.0229in" fo:margin-top="0in" fo:margin-bottom="0.0396in" table:align="margins"/>
    </style:style>
    <style:style style:name="Table105.A" style:family="table-column">
      <style:table-column-properties style:column-width="0.2438in" style:rel-column-width="3059*"/>
    </style:style>
    <style:style style:name="Table105.B" style:family="table-column">
      <style:table-column-properties style:column-width="1.4611in" style:rel-column-width="18348*"/>
    </style:style>
    <style:style style:name="Table105.F" style:family="table-column">
      <style:table-column-properties style:column-width="1.566in" style:rel-column-width="19662*"/>
    </style:style>
    <style:style style:name="Table105.1" style:family="table-row">
      <style:table-row-properties style:min-row-height="0.1979in" style:keep-together="false" fo:keep-together="always"/>
    </style:style>
    <style:style style:name="Table105.A1" style:family="table-cell">
      <style:table-cell-properties fo:padding-left="0.0396in" fo:padding-right="0.0194in" fo:padding-top="0.0194in" fo:padding-bottom="0in" fo:border="none"/>
    </style:style>
    <style:style style:name="Table105.C1" style:family="table-cell" style:data-style-name="N0">
      <style:table-cell-properties fo:padding-left="0.0396in" fo:padding-right="0.0194in" fo:padding-top="0.0194in" fo:padding-bottom="0in" fo:border="none"/>
    </style:style>
    <style:style style:name="Table105.3" style:family="table-row">
      <style:table-row-properties style:keep-together="false" fo:keep-together="always"/>
    </style:style>
    <style:style style:name="Table106" style:family="table">
      <style:table-properties style:width="6.6889in" fo:margin-left="0in" fo:margin-right="0.0042in" fo:margin-top="0.0785in" fo:margin-bottom="0.1181in" table:align="margins" style:may-break-between-rows="false"/>
    </style:style>
    <style:style style:name="Table106.A" style:family="table-column">
      <style:table-column-properties style:column-width="1.0188in" style:rel-column-width="9978*"/>
    </style:style>
    <style:style style:name="Table106.B" style:family="table-column">
      <style:table-column-properties style:column-width="5.6701in" style:rel-column-width="55557*"/>
    </style:style>
    <style:style style:name="Table10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7" style:family="table">
      <style:table-properties style:width="6.6931in" table:align="margins"/>
    </style:style>
    <style:style style:name="Table107.A" style:family="table-column">
      <style:table-column-properties style:column-width="4.6292in" style:rel-column-width="45326*"/>
    </style:style>
    <style:style style:name="Table107.B" style:family="table-column">
      <style:table-column-properties style:column-width="2.0639in" style:rel-column-width="20209*"/>
    </style:style>
    <style:style style:name="Table107.A1" style:family="table-cell">
      <style:table-cell-properties fo:padding="0in" fo:border="none"/>
    </style:style>
    <style:style style:name="Table108" style:family="table">
      <style:table-properties style:width="6.6931in" table:align="margins"/>
    </style:style>
    <style:style style:name="Table108.A" style:family="table-column">
      <style:table-column-properties style:column-width="4.5597in" style:rel-column-width="44646*"/>
    </style:style>
    <style:style style:name="Table108.B" style:family="table-column">
      <style:table-column-properties style:column-width="2.1333in" style:rel-column-width="20889*"/>
    </style:style>
    <style:style style:name="Table109" style:family="table">
      <style:table-properties style:width="6.6931in" table:align="left"/>
    </style:style>
    <style:style style:name="Table109.A" style:family="table-column">
      <style:table-column-properties style:column-width="4.6875in"/>
    </style:style>
    <style:style style:name="Table109.B" style:family="table-column">
      <style:table-column-properties style:column-width="2.0056in"/>
    </style:style>
    <style:style style:name="Table110" style:family="table">
      <style:table-properties style:width="6.6931in" table:align="left"/>
    </style:style>
    <style:style style:name="Table110.A" style:family="table-column">
      <style:table-column-properties style:column-width="4.6993in"/>
    </style:style>
    <style:style style:name="Table110.B" style:family="table-column">
      <style:table-column-properties style:column-width="1.9938in"/>
    </style:style>
    <style:style style:name="Table111" style:family="table">
      <style:table-properties style:width="6.6931in" table:align="left"/>
    </style:style>
    <style:style style:name="Table111.A" style:family="table-column">
      <style:table-column-properties style:column-width="4.3056in"/>
    </style:style>
    <style:style style:name="Table111.B" style:family="table-column">
      <style:table-column-properties style:column-width="2.3875in"/>
    </style:style>
    <style:style style:name="Table112" style:family="table">
      <style:table-properties style:width="6.6931in" fo:margin-top="0in" fo:margin-bottom="0.1181in" table:align="left"/>
    </style:style>
    <style:style style:name="Table112.A" style:family="table-column">
      <style:table-column-properties style:column-width="4.4576in"/>
    </style:style>
    <style:style style:name="Table112.B" style:family="table-column">
      <style:table-column-properties style:column-width="2.2354in"/>
    </style:style>
    <style:style style:name="Table112.1" style:family="table-row">
      <style:table-row-properties style:min-row-height="1.0354in" style:keep-together="false" fo:keep-together="always"/>
    </style:style>
    <style:style style:name="Table113" style:family="table">
      <style:table-properties style:width="6.6931in" fo:margin-top="0.1965in" fo:margin-bottom="0in" table:align="left"/>
    </style:style>
    <style:style style:name="Table113.A" style:family="table-column">
      <style:table-column-properties style:column-width="5.0042in"/>
    </style:style>
    <style:style style:name="Table113.B" style:family="table-column">
      <style:table-column-properties style:column-width="1.6889in"/>
    </style:style>
    <style:style style:name="Table113.1" style:family="table-row">
      <style:table-row-properties style:keep-together="false" fo:keep-together="always"/>
    </style:style>
    <style:style style:name="Table113.A1" style:family="table-cell">
      <style:table-cell-properties fo:padding="0in" fo:border="none"/>
    </style:style>
    <style:style style:name="Table114" style:family="table">
      <style:table-properties style:width="6.6931in" fo:margin-left="0in" fo:margin-right="0in" fo:margin-top="0.0826in" fo:margin-bottom="0.1611in" table:align="margins" style:may-break-between-rows="false"/>
    </style:style>
    <style:style style:name="Table114.A" style:family="table-column">
      <style:table-column-properties style:column-width="0.9701in" style:rel-column-width="9499*"/>
    </style:style>
    <style:style style:name="Table114.B" style:family="table-column">
      <style:table-column-properties style:column-width="5.7229in" style:rel-column-width="56036*"/>
    </style:style>
    <style:style style:name="Table1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5" style:family="table">
      <style:table-properties style:width="6.6931in" fo:margin-left="0in" fo:margin-right="0in" table:align="margins"/>
    </style:style>
    <style:style style:name="Table115.A" style:family="table-column">
      <style:table-column-properties style:column-width="4.891in" style:rel-column-width="47889*"/>
    </style:style>
    <style:style style:name="Table115.B" style:family="table-column">
      <style:table-column-properties style:column-width="1.8021in" style:rel-column-width="17646*"/>
    </style:style>
    <style:style style:name="Table116" style:family="table">
      <style:table-properties style:width="6.6931in" table:align="left"/>
    </style:style>
    <style:style style:name="Table116.A" style:family="table-column">
      <style:table-column-properties style:column-width="4.7688in"/>
    </style:style>
    <style:style style:name="Table116.B" style:family="table-column">
      <style:table-column-properties style:column-width="1.9243in"/>
    </style:style>
    <style:style style:name="Table116.1" style:family="table-row">
      <style:table-row-properties style:keep-together="false" fo:keep-together="always"/>
    </style:style>
    <style:style style:name="Table116.A1" style:family="table-cell">
      <style:table-cell-properties fo:padding="0in" fo:border="none"/>
    </style:style>
    <style:style style:name="Table117" style:family="table">
      <style:table-properties style:width="6.6931in" fo:margin-top="0in" fo:margin-bottom="0.0785in" table:align="left"/>
    </style:style>
    <style:style style:name="Table117.A" style:family="table-column">
      <style:table-column-properties style:column-width="4.8514in"/>
    </style:style>
    <style:style style:name="Table117.B" style:family="table-column">
      <style:table-column-properties style:column-width="1.8417in"/>
    </style:style>
    <style:style style:name="Table118" style:family="table">
      <style:table-properties style:width="6.6931in" fo:margin-left="0in" fo:margin-right="0in" fo:margin-top="0.0833in" fo:margin-bottom="0.0833in" table:align="margins" style:may-break-between-rows="false"/>
    </style:style>
    <style:style style:name="Table118.A" style:family="table-column">
      <style:table-column-properties style:column-width="0.9701in" style:rel-column-width="9499*"/>
    </style:style>
    <style:style style:name="Table118.B" style:family="table-column">
      <style:table-column-properties style:column-width="5.7229in" style:rel-column-width="56036*"/>
    </style:style>
    <style:style style:name="Table1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9" style:family="table">
      <style:table-properties style:width="6.6931in" fo:margin-left="0in" fo:margin-right="0in" fo:margin-top="0.0833in" fo:margin-bottom="0.0833in" table:align="margins" style:may-break-between-rows="false"/>
    </style:style>
    <style:style style:name="Table119.A" style:family="table-column">
      <style:table-column-properties style:column-width="0.9701in" style:rel-column-width="9499*"/>
    </style:style>
    <style:style style:name="Table119.B" style:family="table-column">
      <style:table-column-properties style:column-width="5.7229in" style:rel-column-width="56036*"/>
    </style:style>
    <style:style style:name="Table1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0" style:family="table">
      <style:table-properties style:width="6.7278in" fo:margin-left="-0.0403in" fo:margin-right="0.0056in" fo:margin-top="0in" fo:margin-bottom="0.0785in" table:align="margins"/>
    </style:style>
    <style:style style:name="Table120.A" style:family="table-column">
      <style:table-column-properties style:column-width="4.0806in" style:rel-column-width="39748*"/>
    </style:style>
    <style:style style:name="Table120.B" style:family="table-column">
      <style:table-column-properties style:column-width="2.6472in" style:rel-column-width="25787*"/>
    </style:style>
    <style:style style:name="Table120.A1" style:family="table-cell">
      <style:table-cell-properties fo:background-color="transparent" fo:padding="0.0382in" fo:border="none">
        <style:background-image/>
      </style:table-cell-properties>
    </style:style>
    <style:style style:name="Table121" style:family="table">
      <style:table-properties style:width="6.6889in" fo:margin-left="-0.0007in" fo:margin-right="0.0049in" fo:margin-top="0.125in" fo:margin-bottom="0.0833in" table:align="margins" style:may-break-between-rows="false"/>
    </style:style>
    <style:style style:name="Table121.A" style:family="table-column">
      <style:table-column-properties style:column-width="2.4188in" style:rel-column-width="23695*"/>
    </style:style>
    <style:style style:name="Table121.B" style:family="table-column">
      <style:table-column-properties style:column-width="1.7944in" style:rel-column-width="17578*"/>
    </style:style>
    <style:style style:name="Table121.C" style:family="table-column">
      <style:table-column-properties style:column-width="2.4764in" style:rel-column-width="24262*"/>
    </style:style>
    <style:style style:name="Table121.A1" style:family="table-cell">
      <style:table-cell-properties fo:padding="0in" fo:border="none"/>
    </style:style>
    <style:style style:name="Table122" style:family="table">
      <style:table-properties style:width="6.6931in" fo:margin-top="0in" fo:margin-bottom="0.1257in" table:align="margins" style:may-break-between-rows="false"/>
    </style:style>
    <style:style style:name="Table122.A" style:family="table-column">
      <style:table-column-properties style:column-width="4.3632in" style:rel-column-width="42720*"/>
    </style:style>
    <style:style style:name="Table122.B" style:family="table-column">
      <style:table-column-properties style:column-width="2.3299in" style:rel-column-width="22815*"/>
    </style:style>
    <style:style style:name="Table122.1" style:family="table-row">
      <style:table-row-properties style:keep-together="false" fo:keep-together="always"/>
    </style:style>
    <style:style style:name="Table123" style:family="table">
      <style:table-properties style:width="6.6931in" table:align="left" style:may-break-between-rows="false"/>
    </style:style>
    <style:style style:name="Table123.A" style:family="table-column">
      <style:table-column-properties style:column-width="4.6743in"/>
    </style:style>
    <style:style style:name="Table123.B" style:family="table-column">
      <style:table-column-properties style:column-width="2.0188in"/>
    </style:style>
    <style:style style:name="Table124" style:family="table">
      <style:table-properties style:width="6.6931in" table:align="margins"/>
    </style:style>
    <style:style style:name="Table124.A" style:family="table-column">
      <style:table-column-properties style:column-width="5.1271in" style:rel-column-width="50201*"/>
    </style:style>
    <style:style style:name="Table124.B" style:family="table-column">
      <style:table-column-properties style:column-width="1.566in" style:rel-column-width="15334*"/>
    </style:style>
    <style:style style:name="Table176" style:family="table">
      <style:table-properties style:width="6.6889in" fo:margin-left="0in" fo:margin-right="0.0042in" fo:margin-top="0.1965in" fo:margin-bottom="0.1965in" table:align="margins" style:may-break-between-rows="false"/>
    </style:style>
    <style:style style:name="Table176.A" style:family="table-column">
      <style:table-column-properties style:column-width="0.9368in" style:rel-column-width="9181*"/>
    </style:style>
    <style:style style:name="Table176.B" style:family="table-column">
      <style:table-column-properties style:column-width="5.7521in" style:rel-column-width="56354*"/>
    </style:style>
    <style:style style:name="Table1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78" style:family="table">
      <style:table-properties style:width="6.6931in" table:align="margins"/>
    </style:style>
    <style:style style:name="Table178.A" style:family="table-column">
      <style:table-column-properties style:column-width="3.3465in" style:rel-column-width="32767*"/>
    </style:style>
    <style:style style:name="Table178.B" style:family="table-column">
      <style:table-column-properties style:column-width="3.3465in" style:rel-column-width="32768*"/>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fo:color="#000000"/>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DefinitionTerm"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TextBody">
      <style:paragraph-properties loext:contextual-spacing="false" fo:margin-top="0in" fo:margin-bottom="0.161in"/>
    </style:style>
    <style:style style:name="P11" style:family="paragraph" style:parent-style-name="OOoFigure">
      <style:paragraph-properties loext:contextual-spacing="false" fo:margin-top="0in" fo:margin-bottom="0.161in"/>
    </style:style>
    <style:style style:name="P12" style:family="paragraph" style:parent-style-name="OOoFigure">
      <style:paragraph-properties loext:contextual-spacing="false" fo:margin-top="0.0827in" fo:margin-bottom="0.161in"/>
    </style:style>
    <style:style style:name="P13" style:family="paragraph" style:parent-style-name="OOoFigure">
      <style:paragraph-properties loext:contextual-spacing="false" fo:margin-top="0.0827in" fo:margin-bottom="0.161in">
        <style:tab-stops/>
      </style:paragraph-properties>
    </style:style>
    <style:style style:name="P14" style:family="paragraph" style:parent-style-name="OOoFigure" style:master-page-name="">
      <style:paragraph-properties fo:margin-top="0.0827in" fo:margin-bottom="0.161in" style:page-number="auto"/>
    </style:style>
    <style:style style:name="P15" style:family="paragraph" style:parent-style-name="OOoTextBody">
      <style:paragraph-properties fo:text-align="end" style:justify-single-word="false"/>
    </style:style>
    <style:style style:name="P16" style:family="paragraph" style:parent-style-name="OOoTextBody">
      <style:paragraph-properties fo:keep-together="always"/>
    </style:style>
    <style:style style:name="P17" style:family="paragraph" style:parent-style-name="OOoTableText_28_Caption_29_">
      <style:text-properties style:font-name="DejaVu Sans4"/>
    </style:style>
    <style:style style:name="P18" style:family="paragraph" style:parent-style-name="OOoFigureCaption">
      <style:paragraph-properties fo:text-align="start" style:justify-single-word="false"/>
    </style:style>
    <style:style style:name="P19" style:family="paragraph" style:parent-style-name="OOoFigureCaption">
      <style:paragraph-properties fo:text-align="center" style:justify-single-word="false"/>
    </style:style>
    <style:style style:name="P20" style:family="paragraph" style:parent-style-name="OOoFigureCaption">
      <style:paragraph-properties loext:contextual-spacing="false" fo:margin-top="0.0783in" fo:margin-bottom="0.0429in"/>
    </style:style>
    <style:style style:name="P21" style:family="paragraph" style:parent-style-name="OOoFigure">
      <style:text-properties fo:font-weight="normal" style:font-weight-asian="normal" style:font-weight-complex="normal"/>
    </style:style>
    <style:style style:name="P22" style:family="paragraph" style:parent-style-name="OOoFigure">
      <style:text-properties fo:font-style="normal" style:font-style-asian="normal" style:font-style-complex="normal"/>
    </style:style>
    <style:style style:name="P23" style:family="paragraph" style:parent-style-name="OOoFigure" style:master-page-name="">
      <style:paragraph-properties loext:contextual-spacing="false" fo:margin-top="0.0827in" fo:margin-bottom="0.2008in" style:page-number="auto"/>
    </style:style>
    <style:style style:name="P24" style:family="paragraph" style:parent-style-name="OOoFigure">
      <style:paragraph-properties loext:contextual-spacing="false" fo:margin-top="0.0429in" fo:margin-bottom="0.0827in"/>
    </style:style>
    <style:style style:name="P25" style:family="paragraph" style:parent-style-name="OOoFigure" style:master-page-name="">
      <style:paragraph-properties loext:contextual-spacing="false" fo:margin-top="0.0429in" fo:margin-bottom="0.0827in" style:page-number="auto"/>
    </style:style>
    <style:style style:name="P26" style:family="paragraph" style:parent-style-name="Table_20_Contents">
      <style:paragraph-properties fo:text-align="end" style:justify-single-word="false"/>
      <style:text-properties fo:font-size="14pt"/>
    </style:style>
    <style:style style:name="P27" style:family="paragraph" style:parent-style-name="Table_20_Contents">
      <style:paragraph-properties fo:text-align="center" style:justify-single-word="false"/>
      <style:text-properties fo:font-size="14pt"/>
    </style:style>
    <style:style style:name="P28" style:family="paragraph" style:parent-style-name="Table_20_Contents">
      <style:paragraph-properties fo:margin-left="0in" fo:margin-right="0in" fo:text-align="center" style:justify-single-word="false" fo:text-indent="0in" style:auto-text-indent="false"/>
    </style:style>
    <style:style style:name="P29" style:family="paragraph" style:parent-style-name="OOoTableText">
      <style:paragraph-properties loext:contextual-spacing="false" fo:margin-top="0in" fo:margin-bottom="0in"/>
    </style:style>
    <style:style style:name="P30" style:family="paragraph" style:parent-style-name="OOoTextBody">
      <style:paragraph-properties fo:break-before="page"/>
    </style:style>
    <style:style style:name="P31" style:family="paragraph" style:parent-style-name="OOoHeading_20_2" style:master-page-name="">
      <style:paragraph-properties style:page-number="auto"/>
    </style:style>
    <style:style style:name="P32" style:family="paragraph" style:parent-style-name="OOoHeading_20_2" style:master-page-name="">
      <style:paragraph-properties style:page-number="auto" fo:keep-with-next="always"/>
    </style:style>
    <style:style style:name="P33" style:family="paragraph" style:parent-style-name="OOoHeading_20_0" style:master-page-name="OOoPageStyle">
      <style:paragraph-properties style:page-number="auto"/>
    </style:style>
    <style:style style:name="P34" style:family="paragraph" style:parent-style-name="OOoHeading_20_1" style:list-style-name="L1"/>
    <style:style style:name="P35" style:family="paragraph" style:parent-style-name="OOoHeading_20_1" style:master-page-name="">
      <style:paragraph-properties style:page-number="auto"/>
    </style:style>
    <style:style style:name="P36" style:family="paragraph" style:parent-style-name="OOoList_20_1_20_Start" style:master-page-name="">
      <style:paragraph-properties style:page-number="auto" fo:keep-with-next="always"/>
    </style:style>
    <style:style style:name="P37" style:family="paragraph" style:parent-style-name="OOoList_20_1_20_Start" style:list-style-name="OOoBullets_20_1" style:master-page-name="">
      <style:paragraph-properties style:page-number="auto" fo:keep-with-next="always"/>
    </style:style>
    <style:style style:name="P38" style:family="paragraph" style:parent-style-name="OOoList_20_1_20_Cont." style:list-style-name="OOoBullets_20_1"/>
    <style:style style:name="P39" style:family="paragraph" style:parent-style-name="OOoList_20_1_20_Cont.">
      <style:paragraph-properties fo:keep-with-next="always"/>
    </style:style>
    <style:style style:name="P40" style:family="paragraph" style:parent-style-name="OOoList_20_1_20_End" style:list-style-name="OOoBullets_20_1"/>
    <style:style style:name="P41" style:family="paragraph" style:parent-style-name="OOoList_20_1_20_End">
      <style:paragraph-properties fo:keep-with-next="always"/>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 style:family="paragraph">
      <style:paragraph-properties fo:margin-left="0in" fo:margin-right="0in" fo:margin-top="0in" fo:margin-bottom="0in" fo:line-height="100%" fo:text-align="center" fo:text-indent="0in"/>
    </style:style>
    <style:style style:name="P44"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P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style:font-name="Times New Roman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background-color="transparent" loext:char-shading-value="0"/>
    </style:style>
    <style:style style:name="T6" style:family="text">
      <style:text-properties fo:background-color="transparent" style:font-weight-asian="normal" style:font-weight-complex="normal" loext:char-shading-value="0"/>
    </style:style>
    <style:style style:name="T7" style:family="text">
      <style:text-properties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style>
    <style:style style:name="T11" style:family="text">
      <style:text-properties fo:font-style="normal" style:font-style-asian="normal" style:font-style-complex="normal"/>
    </style:style>
    <style:style style:name="T12" style:family="text">
      <style:text-properties style:font-style-asian="normal" style:font-style-complex="normal"/>
    </style:style>
    <style:style style:name="T13" style:family="text">
      <style:text-properties style:font-style-asian="italic" style:font-style-complex="italic"/>
    </style:style>
    <style:style style:name="T14" style:family="text">
      <style:text-properties style:font-name="DejaVu Sans5"/>
    </style:style>
    <style:style style:name="T15" style:family="text">
      <style:text-properties style:font-name="DejaVu Sans4"/>
    </style:style>
    <style:style style:name="T16" style:family="text">
      <style:text-properties style:font-name="Bitstream Vera Sans"/>
    </style:style>
    <style:style style:name="T17" style:family="text">
      <style:text-properties fo:language="en" fo:country="US"/>
    </style:style>
    <style:style style:name="T18" style:family="text">
      <style:text-properties fo:color="#000000"/>
    </style:style>
    <style:style style:name="T19" style:family="text">
      <style:text-properties fo:color="#000000" fo:font-style="normal" style:font-style-asian="normal" style:font-style-complex="normal"/>
    </style:style>
    <style:style style:name="T20" style:family="text">
      <style:text-properties style:use-window-font-color="true" style:text-outline="false" style:text-line-through-style="none" style:font-name="Arial"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loext:opacity="0%"/>
    </style:style>
    <style:style style:name="T21"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2" style:family="graphic" style:parent-style-name="Frame">
      <style:graphic-properties fo:margin-left="0.122in" fo:margin-right="0in" style:vertical-pos="from-top" style:vertical-rel="paragraph" style:horizontal-pos="from-left" style:horizontal-rel="paragraph" fo:padding="0in" fo:border="none"/>
    </style:style>
    <style:style style:name="fr3" style:family="graphic" style:parent-style-name="Frame">
      <style:graphic-properties fo:margin-left="0.3335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Frame">
      <style:graphic-properties style:wrap="none" style:vertical-pos="from-top"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shadow="none" style:mirror="none" fo:clip="rect(0in, 0in, 0.1181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fo:padding="0in" fo:border="0.0035in solid #000000" style:shadow="none" style:mirror="none" fo:clip="rect(0.0398in, 0in, 0.0398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0354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fo:padding="0in" fo:border="0.0035in solid #000000"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1811in, 0in, 0.1811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1.0752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0945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1" style:family="graphic" style:parent-style-name="Graphics">
      <style:graphic-properties style:vertical-pos="from-top" style:horizontal-pos="from-left" style:horizontal-rel="paragraph" style:mirror="none" fo:clip="rect(0.0118in, 0.0118in, 0.0118in, 0.0118in)"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3" style:family="graphic" style:parent-style-name="Graphics">
      <style:graphic-properties fo:margin-left="0.0783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Zeichenformat"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style:run-through="foreground"/>
    </style:style>
    <style:style style:name="gr4" style:family="graphic">
      <style:graphic-properties draw:stroke="solid" svg:stroke-width="0.0193in" svg:stroke-color="#800000" draw:marker-start="" draw:marker-start-width="0.1083in" draw:marker-start-center="false" draw:marker-end="" draw:marker-end-width="0.1083in" draw:marker-end-center="false" draw:fill="solid" draw:fill-color="#ffd320" draw:opacity="50%" draw:textarea-horizontal-align="center" draw:textarea-vertical-align="middle" fo:padding-top="0.0591in" fo:padding-bottom="0.0591in" fo:padding-left="0.1083in" fo:padding-right="0.1083in" draw:shadow="hidden" draw:shadow-offset-x="0.1181in" draw:shadow-offset-y="0.1181in" draw:shadow-color="#808080" draw:shadow-opacity="50%" style:run-through="foreground"/>
    </style:style>
    <style:style style:name="gr5" style:family="graphic">
      <style:graphic-properties draw:stroke="solid" svg:stroke-width="0.0193in" svg:stroke-color="#800000" draw:marker-start="" draw:marker-start-width="0.1083in" draw:marker-start-center="false" draw:marker-end="Arrowheads_20_2"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 style:family="graphic">
      <style:graphic-properties draw:stroke="solid" svg:stroke-width="0.0193in" svg:stroke-color="#800000" draw:marker-start="" draw:marker-start-width="0.1083in" draw:marker-start-center="false" draw:marker-end="Arrowheads_20_3"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7" style:family="graphic">
      <style:graphic-properties draw:stroke="solid" svg:stroke-width="0.0193in" svg:stroke-color="#800000" draw:marker-start="" draw:marker-start-width="0.1083in" draw:marker-start-center="false" draw:marker-end="Arrowheads_20_4"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8" style:family="graphic">
      <style:graphic-properties draw:stroke="solid" svg:stroke-width="0.0193in" svg:stroke-color="#800000" draw:marker-start="" draw:marker-start-width="0.1083in" draw:marker-start-center="false" draw:marker-end="Arrowheads_20_5"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9" style:family="graphic">
      <style:graphic-properties draw:stroke="solid" svg:stroke-width="0.0193in" svg:stroke-color="#800000" draw:marker-start="" draw:marker-start-width="0.1083in" draw:marker-start-center="false" draw:marker-end="Arrowheads_20_6"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0" style:family="graphic">
      <style:graphic-properties draw:stroke="solid" svg:stroke-width="0.0193in" svg:stroke-color="#800000" draw:marker-start="" draw:marker-start-width="0.1083in" draw:marker-start-center="false" draw:marker-end="Arrowheads_20_7"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1" style:family="graphic">
      <style:graphic-properties draw:stroke="solid" svg:stroke-width="0.0193in" svg:stroke-color="#800000" draw:marker-start="" draw:marker-start-width="0.1083in" draw:marker-start-center="false" draw:marker-end="Arrowheads_20_8"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2" style:family="graphic">
      <style:graphic-properties draw:stroke="solid" svg:stroke-width="0.0193in" svg:stroke-color="#800000" draw:marker-start="" draw:marker-start-width="0.1083in" draw:marker-start-center="false" draw:marker-end="Arrowheads_20_9"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3" style:family="graphic">
      <style:graphic-properties draw:stroke="solid" svg:stroke-width="0.0193in" svg:stroke-color="#800000" draw:marker-start="" draw:marker-start-width="0.1083in" draw:marker-start-center="false" draw:marker-end="Arrowheads_20_10"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4" style:family="graphic">
      <style:graphic-properties draw:stroke="solid" svg:stroke-width="0.0193in" svg:stroke-color="#800000" draw:marker-start="" draw:marker-start-width="0.1083in" draw:marker-start-center="false" draw:marker-end="Arrowheads_20_11"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1965in" svg:stroke-color="#000080" draw:marker-start="" draw:marker-start-width="0.3744in" draw:marker-start-center="false" draw:marker-end="" draw:marker-end-width="0.3744in" draw:marker-end-center="false" svg:stroke-opacity="5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7" style:family="graphic">
      <style:graphic-properties draw:stroke="solid" svg:stroke-width="0.1965in" svg:stroke-color="#000080" draw:marker-start="" draw:marker-start-width="0.3744in" draw:marker-start-center="false" draw:marker-end="" draw:marker-end-width="0.3744in" draw:marker-end-center="false" svg:stroke-opacity="10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8" style:family="graphic">
      <style:graphic-properties draw:stroke="solid" svg:stroke-width="0.1965in" svg:stroke-color="#000080" draw:marker-start="" draw:marker-start-width="0.3744in" draw:marker-start-center="false" draw:marker-end="" draw:marker-end-width="0.3744in" draw:marker-end-center="false" svg:stroke-opacity="75%"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9" style:family="graphic">
      <style:graphic-properties fo:margin-left="0in" fo:margin-right="0in" fo:margin-top="0in" fo:margin-bottom="0in" style:run-through="foreground" style:wrap="none" style:vertical-pos="middle" style:vertical-rel="baseline" style:horizontal-pos="center" style:horizontal-rel="paragraph" draw:wrap-influence-on-position="once-concurrent" style:flow-with-text="false"/>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ff3333"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e6e64c"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a7b6e2"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b6a0c4"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c48aa8"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 draw:marker-end-width="0.1181in" draw:marker-end-center="false" draw:fill="solid" draw:fill-color="#d3748a"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solid" draw:fill-color="#e15f6d"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 draw:marker-start-width="0.1181in" draw:marker-start-center="false" draw:marker-end="" draw:marker-end-width="0.1181in" draw:marker-end-center="false" draw:fill="solid" draw:fill-color="#f04950"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0"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31"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3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Chapter <text:span text:style-name="OOoChapterNumber">6 </text:span><text:line-break/>Getting Started with Draw</text:h>
      <text:h text:style-name="OOoHeading_20_1" text:outline-level="2">What Is Draw?</text:h>
      <text:p text:style-name="OOoTextBody"><text:alphabetical-index-mark text:string-value="Draw" text:key1="features"/><text:alphabetical-index-mark text:string-value="features" text:key1="Draw"/><text:span text:style-name="OOoStrongEmphasis"><text:span text:style-name="T1">Draw</text:span></text:span> is a <text:alphabetical-index-mark-start text:id="IMark803580704"/>vector graphics<text:alphabetical-index-mark-end text:id="IMark803580704"/>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 of <text:alphabetical-index-mark-start text:id="IMark803580560"/>pixels<text:alphabetical-index-mark-end text:id="IMark803580560"/>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text:span text:style-name="T1">Draw</text:span></text:span>.</text:p>
      <text:p text:style-name="OOoTextBody"><text:span text:style-name="OOoStrongEmphasis"><text:span text:style-name="T1">Draw’s</text:span></text:span>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7635967982695972491"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text:span text:style-name="T2">é</text:span>zier curves</text:p>
        </text:list-item>
      </text:list>
      <text:p text:style-name="OOoTextBody"><text:soft-page-break/>This chapter introduces some of Draw’s features, but it does not attempt to cover all of them. See the <text:span text:style-name="OOoEmphasis">Draw Guide</text:span> and the application Help for more information.</text:p>
      <text:h text:style-name="OOoHeading_20_1" text:outline-level="2">Parts of the Main Draw Window</text:h>
      <text:p text:style-name="OOoTextBody">The components of the main <text:alphabetical-index-mark-start text:id="IMark803580704" text:key1="workspace"/>Draw<text:alphabetical-index-mark-end text:id="IMark803580704"/> window are shown in <text:sequence-ref text:reference-format="category-and-value" text:ref-name="refFigure0">Figure 1</text:sequence-ref>.</text:p>
      <text:p text:style-name="OOoTextBody">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 The figure shows the <text:span text:style-name="T17">Sidebar</text:span> with the Properties deck as it appears when a shape is selected. Many functions from various toolbars and menus are available in the <text:span text:style-name="T17">Sidebar</text:span> and displaying it with <text:span text:style-name="OOoMenuPath">View &gt; Sidebar</text:span><text:span text:style-name="OOoMenuPath"> </text:span><text:span text:style-name="OOoMenuPath"><text:span text:style-name="T1">may</text:span></text:span> allow you to work with fewer toolbars visible. The <text:span text:style-name="T17">Sidebar</text:span> is introduced in Chapter 1.</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text:p>
      <text:p text:style-name="Standard"><draw:frame draw:style-name="fr1" draw:name="Frame117" text:anchor-type="as-char" svg:y="-4.5854in" svg:width="6.6937in" draw:z-index="0"><draw:text-box fo:min-height="4.7047in"><text:p text:style-name="OOoFigureCaption"><draw:g text:anchor-type="as-char" draw:z-index="17" draw:style-name="gr1"><draw:frame draw:style-name="gr29" draw:text-style-name="P46" svg:width="6.6906in" svg:height="3.6004in" svg:x="0in" svg:y="0in"><draw:image xlink:href="Pictures/10000000000007800000040A99D9426C.png" xlink:type="simple" xlink:show="embed" xlink:actuate="onLoad"><text:p/></draw:image></draw:frame><draw:rect draw:style-name="gr30" draw:text-style-name="P47" svg:width="1.2004in" svg:height="0.2004in" svg:x="0.2299in" svg:y="1.0098in"><text:p text:style-name="P43"><text:span text:style-name="T21">Standard Toolbar</text:span></text:p></draw:rect><draw:line draw:style-name="gr31" draw:text-style-name="P46" svg:x1="0.8299in" svg:y1="1.0094in" svg:x2="0.8299in" svg:y2="0.3094in"><text:p/></draw:line><draw:rect draw:style-name="gr30" draw:text-style-name="P47" svg:width="1.4504in" svg:height="0.2004in" svg:x="1.5299in" svg:y="1.2098in"><text:p text:style-name="P43"><text:span text:style-name="T21">Line &amp; Filling Toolbar</text:span></text:p></draw:rect><draw:line draw:style-name="gr31" draw:text-style-name="P46" svg:x1="2.1299in" svg:y1="1.2094in" svg:x2="2.1299in" svg:y2="0.4094in"><text:p/></draw:line><draw:rect draw:style-name="gr30" draw:text-style-name="P47" svg:width="0.9004in" svg:height="0.2004in" svg:x="0.1799in" svg:y="1.6098in"><text:p text:style-name="P43"><text:span text:style-name="T21">Pages Pane</text:span></text:p></draw:rect><draw:rect draw:style-name="gr30" draw:text-style-name="P47" svg:width="1.2004in" svg:height="0.2004in" svg:x="0.1799in" svg:y="2.4098in"><text:p text:style-name="P43"><text:span text:style-name="T21">Drawing Toolbar</text:span></text:p></draw:rect><draw:line draw:style-name="gr31" draw:text-style-name="P46" svg:x1="0.7799in" svg:y1="3.4094in" svg:x2="0.7799in" svg:y2="2.6094in"><text:p/></draw:line><draw:rect draw:style-name="gr30" draw:text-style-name="P47" svg:width="1.0004in" svg:height="0.2004in" svg:x="1.6902in" svg:y="2.5598in"><text:p text:style-name="P43"><text:span text:style-name="T21">Status bar</text:span></text:p></draw:rect><draw:line draw:style-name="gr31" draw:text-style-name="P46" svg:x1="2.1972in" svg:y1="3.5594in" svg:x2="2.1972in" svg:y2="2.7669in"><text:p/></draw:line><draw:rect draw:style-name="gr30" draw:text-style-name="P47" svg:width="1.0004in" svg:height="0.2004in" svg:x="5.4193in" svg:y="2.6598in"><text:p text:style-name="P43"><text:span text:style-name="T21">Side bar</text:span></text:p></draw:rect><draw:rect draw:style-name="gr30" draw:text-style-name="P47" svg:width="1.0004in" svg:height="0.2004in" svg:x="2.8209in" svg:y="1.911in"><text:p text:style-name="P43"><text:span text:style-name="T21">Work area</text:span></text:p></draw:rect></draw:g></text:p><text:p text:style-name="OOoFigureCaption">Figure <text:sequence text:ref-name="refFigure0" text:name="Figure" text:formula="ooow:Figure+1" style:num-format="1">1</text:sequence>. Initial Draw window</text:p></draw:text-box></draw:frame></text:p>
      <text:h text:style-name="OOoHeading_20_2" text:outline-level="3"><draw:frame draw:style-name="fr2" draw:name="Frame297" text:anchor-type="paragraph" svg:x="3.5571in" svg:y="0.189in" svg:width="3.0925in" draw:z-index="1"><draw:text-box fo:min-height="2.0244in"><text:p text:style-name="OOoFigureCaption"><draw:frame draw:style-name="fr14" draw:name="graphics356" text:anchor-type="as-char" svg:y="-1.4953in" svg:width="3.0756in" svg:height="1.6256in" draw:z-index="2"><draw:image xlink:href="Pictures/1000000000000155000000B867911772.png" xlink:type="simple" xlink:show="embed" xlink:actuate="onLoad"/></draw:frame></text:p><text:p text:style-name="OOoFigureCaption">Figure <text:sequence text:ref-name="refFigure1" text:name="Figure" text:formula="ooow:Figure+1" style:num-format="1">2</text:sequence>: Rulers show the size of the selected object</text:p></draw:text-box></draw:frame><text:alphabetical-index-mark text:string-value="rulers (Draw)"/>Rulers</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Figure 2</text:sequence-ref>). When <text:soft-page-break/>no object is selected, they show the location of the mouse pointer, which helps to accurately position drawing objects.</text:p>
      <text:p text:style-name="OOoTextBody"><draw:frame draw:style-name="fr3" draw:name="Frame135" text:anchor-type="paragraph" svg:x="3.5571in" svg:y="0.4201in" svg:width="2.7563in" draw:z-index="3"><draw:text-box fo:min-height="1.9417in"><text:p text:style-name="OOoFigureCaption"><draw:frame draw:style-name="fr15" draw:name="graphics238" text:anchor-type="as-char" svg:width="2.7563in" svg:height="1.6693in" draw:z-index="4"><draw:image xlink:href="Pictures/100000000000014E000000CA1011A0C9.png" xlink:type="simple" xlink:show="embed" xlink:actuate="onLoad"/></draw:frame></text:p><text:p text:style-name="OOoFigureCaption">Figure <text:sequence text:ref-name="refFigure2" text:name="Figure" text:formula="ooow:Figure+1" style:num-format="1">3</text:sequence>. Ruler units</text:p></draw:text-box></draw:frame>You can also use the rulers to manage object handles and guidelines, making it easier to position objects. The <text:alphabetical-index-mark text:string-value="margins"/><text:alphabetical-index-mark text:string-value="page margins"/>page margins in the drawing area are also 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alphabetical-index-mark text:string-value="Draw" text:key1="status bar"/><text:alphabetical-index-mark text:string-value="status bar" text:key1="Draw"/>Status Bar</text:h>
      <text:p text:style-name="P4">The Status bar is located at the bottom of the screen (in all Apache OpenOffice components); it includes several <text:span text:style-name="OOoStrongEmphasis"><text:span text:style-name="T1">Draw-specific fields.</text:span></text:span></text:p>
      <text:p text:style-name="OOoTextBody">For details on the contents and use of these fields, see Chapter 1 (Introducing Apache OpenOffice).</text:p>
      <table:table table:name="Table99" table:style-name="Table99">
        <table:table-column table:style-name="Table99.A"/>
        <table:table-column table:style-name="Table99.B"/>
        <table:table-row>
          <table:table-cell table:style-name="Table99.A1" office:value-type="string">
            <text:p text:style-name="OOoTip_2f_Note_2f_Caution">Note</text:p>
          </table:table-cell>
          <table:table-cell table:style-name="Table99.A1" office:value-type="string">
            <text:p text:style-name="OOoTableText">The sizes are given in the current measurement unit (not to be confused with the ruler units). This unit is defined in <text:span text:style-name="OOoMenuPath">Tools &gt; Options &gt; OpenOffice Draw &gt; General</text:span>, where you can also change the scale of the page. Another way to change the scale is to double-click on the number shown in the status bar.</text:p>
          </table:table-cell>
        </table:table-row>
      </table:table>
      <text:p text:style-name="OOoFigure"><draw:frame draw:style-name="fr4" draw:name="Frame298" text:anchor-type="as-char" svg:width="4.1839in" draw:z-index="5"><draw:text-box fo:min-height="1.0681in"><text:p text:style-name="OOoFigureCaption"><draw:frame draw:style-name="fr16" draw:name="graphics168" text:anchor-type="as-char" svg:width="4.1839in" svg:height="0.7193in" draw:z-index="36"><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the Draw status bar</text:p></draw:text-box></draw:frame></text:p>
      <text:p text:style-name="OOoFigure"><draw:frame draw:style-name="fr5" draw:name="Frame118" text:anchor-type="as-char" svg:width="4.3862in" draw:z-index="6"><draw:text-box fo:min-height="1.0811in"><text:p text:style-name="OOoFigureCaption"><draw:frame draw:style-name="fr16" draw:name="graphics169" text:anchor-type="as-char" svg:width="4.3862in" svg:height="0.8417in" draw:z-index="7"><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Draw status bar</text:p></draw:text-box></draw:frame></text:p>
      <text:h text:style-name="OOoHeading_20_2" text:outline-level="3">Toolbars</text:h>
      <text:p text:style-name="OOoTextBody">To display or hide the various <text:span text:style-name="OOoStrongEmphasis"><text:span text:style-name="T1">Draw</text:span></text:span> <text:alphabetical-index-mark-start text:id="IMark1046284800" text:key1="Draw"/>toolbars<text:alphabetical-index-mark-end text:id="IMark1046284800"/><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7">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text:soft-page-break/>Standard toolbar</text:p>
      <text:p text:style-name="P4">The Standard toolbar is the same for all Apache OpenOffice components and is not described in detail in this chapter.</text:p>
      <text:p text:style-name="P23"><draw:frame draw:style-name="fr16" draw:name="graphics170" text:anchor-type="as-char" svg:width="6.6929in" svg:height="0.3492in" draw:z-index="8"><draw:image xlink:href="Pictures/100000000000028B000000228B4298EC.png" xlink:type="simple" xlink:show="embed" xlink:actuate="onLoad"/></draw:frame></text:p>
      <text:p text:style-name="OOoDefinitionTerm"><text:alphabetical-index-mark-start text:id="IMark803580560" text:key1="toolbars"/><text:alphabetical-index-mark-start text:id="IMark1046284800"/>Line and Filling toolbar<text:alphabetical-index-mark-end text:id="IMark1046284800"/><text:alphabetical-index-mark-end text:id="IMark803580560"/></text:p>
      <text:p text:style-name="OOoTextBody">The Line and Filling toolbar lets you modify the main properties of a drawing object. See page <text:bookmark-ref text:reference-format="page" text:ref-name="__RefHeading__33804_2069420273">18</text:bookmark-ref> for details.</text:p>
      <text:p text:style-name="OOoFigure"><draw:frame draw:style-name="fr16" draw:name="graphics171" text:anchor-type="as-char" svg:width="6.6929in" svg:height="0.339in" draw:z-index="9"><draw:image xlink:href="Pictures/10000000000002DF000000234F2716B0.png" xlink:type="simple" xlink:show="embed" xlink:actuate="onLoad"/></draw:frame></text:p>
      <text:p text:style-name="P8">Text Formatting toolbar</text:p>
      <text:p text:style-name="P4">If the selected object is text, the Line and Filling toolbar changes to the Text Formatting toolbar, which is similar to the Formatting toolbar in Writer. For more information, see Chapter 3 (Getting Started with Writer) in this book.</text:p>
      <text:p text:style-name="P14"><draw:frame draw:style-name="fr17" draw:name="graphics172" text:anchor-type="as-char" svg:width="6.6929in" svg:height="0.2799in" draw:z-index="37"><draw:image xlink:href="Pictures/10000000000003200000002163D2AE61.png" xlink:type="simple" xlink:show="embed" xlink:actuate="onLoad"/></draw:frame></text:p>
      <text:p text:style-name="OOoDefinitionTerm"><text:alphabetical-index-mark text:string-value="Drawing toolbar"/><text:alphabetical-index-mark text:string-value="Drawing" text:key1="toolbars"/>Drawing toolbar</text:p>
      <text:p text:style-name="OOoTextBody">The Drawing toolbar is the most important toolbar in <text:span text:style-name="OOoStrongEmphasis"><text:span text:style-name="T1">Draw</text:span></text:span>. It contains all the necessary functions for drawing various geometric and freehand shapes and for organizing them on the page.</text:p>
      <text:p text:style-name="P12"><draw:frame draw:style-name="fr16" draw:name="graphics173" text:anchor-type="as-char" svg:width="6.6929in" svg:height="0.2799in" draw:z-index="39"><draw:image xlink:href="Pictures/1000000000000373000000236C6D0A95.png" xlink:type="simple" xlink:show="embed" xlink:actuate="onLoad"/></draw:frame></text:p>
      <text:p text:style-name="OOoTextBody">Many of the functions of the Line &amp; Filling, the Text Formatting, and the Drawing toolbars are available in the Properties deck of the <text:span text:style-name="T17">Sidebar</text:span> once an object is selected</text:p>
      <text:p text:style-name="OOoDefinitionTerm"><text:alphabetical-index-mark text:string-value="Options toolbar"/><text:alphabetical-index-mark text:string-value="Options Bar (Draw)"/>Options toolbar</text:p>
      <text:p text:style-name="OOoTextBody">Use the Options toolbar to activate or deactivate various drawing aids. To display the Options toolbar, <text:span text:style-name="T5">select </text:span><text:span text:style-name="OOoMenuPath">View &gt; Toolbars &gt; Options</text:span>.</text:p>
      <text:p text:style-name="OOoFigure"><draw:frame draw:style-name="fr4" draw:name="Frame119" text:anchor-type="as-char" svg:width="4.1764in" draw:z-index="41"><draw:text-box fo:min-height="0.8409in"><text:p text:style-name="OOoFigureCaption"><draw:frame draw:style-name="fr17" draw:name="graphics174" text:anchor-type="as-char" svg:width="4.1764in" svg:height="0.5555in" draw:z-index="42"><draw:image xlink:href="Pictures/10000000000001C90000003D9D70AA2E.png" xlink:type="simple" xlink:show="embed" xlink:actuate="onLoad"/></draw:frame></text:p><text:p text:style-name="OOoFigureCaption">Figure <text:sequence text:ref-name="refFigure5" text:name="Figure" text:formula="ooow:Figure+1" style:num-format="1">6</text:sequence>: Options toolbar</text:p></draw:text-box></draw:frame></text:p>
      <text:h text:style-name="P35" text:outline-level="2">Choosing and Defining Colors</text:h>
      <text:p text:style-name="OOoDefinitionTerm"><text:alphabetical-index-mark-start text:id="IMark803580560"/><text:alphabetical-index-mark-start text:id="IMark61628008" text:key1="toolbars"/>Color Bar<text:alphabetical-index-mark-end text:id="IMark61628008"/><text:alphabetical-index-mark-end text:id="IMark803580560"/></text:p>
      <text:p text:style-name="OOoTextBody">To display the Color Bar, use <text:span text:style-name="OOoMenuPath">View &gt; Toolbars &gt; Color Bar</text:span>. The toolbar then appears at the bottom of the workspace.</text:p>
      <text:p text:style-name="OOoFigure"><draw:frame draw:style-name="fr17" draw:name="Color Toolbar" text:anchor-type="as-char" svg:width="6.6929in" svg:height="0.339in" draw:z-index="44"><draw:image xlink:href="Pictures/10000000000003310000002736F1E923.png" xlink:type="simple" xlink:show="embed" xlink:actuate="onLoad"/></draw:frame></text:p>
      <text:p text:style-name="OOoTextBody">This toolbar lets you rapidly choose the color of the objects in your drawing. The first box in the panel corresponds to transparency (no color).</text:p>
      <text:p text:style-name="OOoTextBody"><text:soft-page-break/>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Select<text:span text:style-name="OOoStrongEmphasis"><text:span text:style-name="T1"> the </text:span></text:span><text:span text:style-name="OOoStrongEmphasis"><text:span text:style-name="T7">Colors</text:span></text:span> tab.</text:p>
      <text:p text:style-name="OOoTextBody">To load another palette, click on the <text:span text:style-name="OOoMenuPath">Load Color List</text:span> button (circled).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span text:style-name="OOoDefault"><text:span text:style-name="T1">The color selection box also lets you individually change any color by modifying the numerical values in the fields provided to the right of the color palette. You can use the color schemes known as </text:span></text:span><text:alphabetical-index-mark-start text:id="IMark61628008"/><text:span text:style-name="OOoDefault"><text:span text:style-name="T1">CMYK</text:span></text:span><text:alphabetical-index-mark-end text:id="IMark61628008"/><text:span text:style-name="OOoDefault"><text:span text:style-name="T1"> (Cyan, Magenta, Yellow, Black), and </text:span></text:span><text:alphabetical-index-mark-start text:id="IMark803580704"/><text:span text:style-name="OOoDefault"><text:span text:style-name="T1">RGB</text:span></text:span><text:alphabetical-index-mark-end text:id="IMark803580704"/><text:span text:style-name="OOoDefault"><text:span text:style-name="T1"> (Red, Green, Blue).</text:span></text:span></text:p>
      <text:p text:style-name="OOoTextBody">Click on the <text:span text:style-name="OOoMenuPath">Edit</text:span> button to open the Color dialog, where you can set individual colors. See “Color options” in Chapter 11 (Setting Up and Customizing Apache OpenOffice) in this book. Many more input possibilities are available in this dialog.</text:p>
      <text:p text:style-name="OOoTextBody"><text:span text:style-name="OOoDefault"><text:span text:style-name="T1">For a more detailed description of color palettes and their options, see Chapter 8 (Tips and Tricks), in the </text:span></text:span><text:span text:style-name="OOoDefault"><text:span text:style-name="T8">Draw Guide</text:span></text:span><text:span text:style-name="OOoDefault"><text:span text:style-name="T1">.</text:span></text:span></text:p>
      <text:p text:style-name="P21"><draw:frame draw:style-name="fr1" draw:name="Frame120" text:anchor-type="as-char" svg:y="-3.8189in" svg:width="6.0492in" draw:z-index="45"><draw:text-box fo:min-height="4.0252in"><text:p text:style-name="OOoFigureCaption"><draw:frame draw:style-name="fr16" draw:name="graphics175" text:anchor-type="as-char" svg:width="6.0118in" svg:height="3.989in" draw:z-index="46"><draw:image xlink:href="Pictures/10000000000002F0000001F3B8197FBA.png" xlink:type="simple" xlink:show="embed" xlink:actuate="onLoad"/></draw:frame></text:p><text:p text:style-name="OOoFigureCaption">Figure <text:sequence text:ref-name="refFigure6" text:name="Figure" text:formula="ooow:Figure+1" style:num-format="1">7</text:sequence>. Changing the <text:alphabetical-index-mark-start text:id="IMark1046285808"/>color palette<text:alphabetical-index-mark-end text:id="IMark1046285808"/></text:p></draw:text-box></draw:frame></text:p>
      <text:h text:style-name="OOoHeading_20_1" text:outline-level="2"><text:soft-page-break/>Positioning Objects with <text:alphabetical-index-mark-start text:id="IMark803580704"/>Snap Functions<text:alphabetical-index-mark-end text:id="IMark803580704"/></text:h>
      <text:p text:style-name="P4">In Draw, objects can be accurately and consistently positioned using <text:alphabetical-index-mark-start text:id="IMark803580704"/>grid points<text:alphabetical-index-mark-end text:id="IMark803580704"/>, special snap points and lines, object frames, individual points on objects, or page edges. This function is known as <text:span text:style-name="OOoEmphasis">Snap</text:span>.</text:p>
      <text:p text:style-name="P7">The snap function is easier to work with at the highest practical zoom value. You can use two different snap functions at the same time, for example snapping to a guideline and to the page edge. It is best, however, to activate only those functions that you really need.</text:p>
      <text:p text:style-name="P6">This section summarizes the snap-to-grid function. For more detailed information about the snap functions, see Chapter 8 (Tips and Tricks) and Chapter 10 (Advanced Draw Techniques) in the <text:span text:style-name="OOoEmphasis">Draw Guide</text:span>.</text:p>
      <text:h text:style-name="OOoHeading_20_2" text:outline-level="3"><text:alphabetical-index-mark-start text:id="IMark803580704"/>Snap to Grid<text:alphabetical-index-mark-end text:id="IMark803580704"/></text:h>
      <text:p text:style-name="OOoTextBody">Use this function to move an object exactly to a grid point (see <text:sequence-ref text:reference-format="category-and-value" text:ref-name="refFigure7">Figure 8</text:sequence-ref>). Switch this function on and off with <text:span text:style-name="OOoMenuPath">View &gt; Grid &gt; Snap to Grid</text:span> on the Options toolbar with the <draw:frame draw:style-name="fr18" draw:name="graphics176" text:anchor-type="as-char" svg:width="0.2799in" svg:height="0.2598in" draw:z-index="50"><draw:image xlink:href="Pictures/10000000000000210000001F5D762CD0.png" xlink:type="simple" xlink:show="embed" xlink:actuate="onLoad"/></draw:frame> icon.</text:p>
      <text:p text:style-name="P24"><draw:frame draw:style-name="fr1" draw:name="Frame121" text:anchor-type="as-char" svg:y="-1.6154in" svg:width="3.2193in" draw:z-index="51"><draw:text-box fo:min-height="1.6917in"><text:p text:style-name="P18"><draw:frame draw:style-name="fr19" draw:name="graphics177" text:anchor-type="as-char" svg:width="3.2193in" svg:height="1.6811in" draw:z-index="52"><draw:image xlink:href="Pictures/1000000000000146000000B1807C74C7.png" xlink:type="simple" xlink:show="embed" xlink:actuate="onLoad"/></draw:frame></text:p><text:p text:style-name="P18">Figure <text:sequence text:ref-name="refFigure7" text:name="Figure" text:formula="ooow:Figure+1" style:num-format="1">8</text:sequence>: Exact positioning with snap to grid</text:p></draw:text-box></draw:frame></text:p>
      <text:h text:style-name="OOoHeading_20_2" text:outline-level="3">Showing the Grid</text:h>
      <text:p text:style-name="OOoTextBody">To make the grid visible, choose <text:span text:style-name="OOoMenuPath">View &gt; Grid &gt; Display Grid</text:span>. Alternatively, turn the grid on (or off) with the <draw:frame draw:style-name="fr20" draw:name="graphics178" text:anchor-type="as-char" svg:width="0.2299in" svg:height="0.25in" draw:z-index="53"><draw:image xlink:href="Pictures/100000000000001E000000216B6FF93C.png" xlink:type="simple" xlink:show="embed" xlink:actuate="onLoad"/></draw:frame> icon on the Options toolbar.</text:p>
      <text:h text:style-name="OOoHeading_20_2" text:outline-level="3">Configuring the Grid</text:h>
      <text:p text:style-name="P7">The color, 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oft-page-break/><text:span text:style-name="OOoDefault"><draw:frame draw:style-name="fr6" draw:name="Frame122" text:anchor-type="as-char" svg:width="5.161in" draw:z-index="18"><draw:text-box fo:min-height="3.5819in"><text:p text:style-name="OOoFigureCaption"><draw:frame text:anchor-type="as-char" draw:z-index="19" draw:style-name="gr32" draw:text-style-name="P46" svg:width="5.1598in" svg:height="3.4004in"><draw:image xlink:href="Pictures/100000000000038700000253E30E5E64.png" xlink:type="simple" xlink:show="embed" xlink:actuate="onLoad"><text:p/></draw:image></draw:frame></text:p><text:p text:style-name="OOoFigureCaption">Figure <text:sequence text:ref-name="refFigure8" text:name="Figure" text:formula="ooow:Figure+1" style:num-format="1">9</text:sequence>: Setting grid options</text:p></draw:text-box></draw:frame></text:span></text:p>
      <text:p text:style-name="OOoTextBody_5f_ListIntro">In the <text:alphabetical-index-mark text:string-value="grid options"/>dialog shown in <text:sequence-ref text:reference-format="category-and-value" text:ref-name="refFigure8">Figure 9</text:sequence-ref>, you can set the following parameters:</text:p>
      <text:list xml:id="list42430982"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Subdivisions are additional points that appear along the sides of each rectangle or square in the grid. Objects snap to subdivisions as well as to the corners of the grid.</text:p>
        </text:list-item>
        <text:list-item>
          <text:p text:style-name="OOoList_20_1_20_End"><text:span text:style-name="OOoDefault">The pixel size of the snap area defines how close you need to bring an object to a snap point or line before it will snap to it.</text:span></text:p>
        </text:list-item>
      </text:list>
      <text:h text:style-name="OOoHeading_20_2" text:outline-level="3">Changing the Color of the Grid Points</text:h>
      <text:p text:style-name="P9">The default grid dots are light gray, which can be hard to see. To change the color of the grid points, choose <text:span text:style-name="OOoMenuPath">Tools &gt; Options &gt; OpenOffice &gt; Appearance</text:span>.</text:p>
      <text:p text:style-name="OOoTextBody">In the <text:span text:style-name="OOoEmphasis">Drawing / Presentation</text:span> section, you can change the color of the grid points. On the <text:span text:style-name="OOoEmphasis">Color Settings</text:span> pull-down menu, select a more suitable/visible color, for example black.</text:p>
      <text:p text:style-name="OOoFigure"><text:soft-page-break/><draw:frame draw:style-name="fr7" draw:name="Frame123" text:anchor-type="as-char" svg:width="5.4272in" draw:z-index="54"><draw:text-box fo:min-height="3.8425in"><text:p text:style-name="OOoFigureCaption"><draw:frame draw:style-name="fr21" draw:name="graphics182" text:anchor-type="as-char" svg:width="5.4272in" svg:height="3.5728in" draw:z-index="55"><draw:image xlink:href="Pictures/10000201000002F0000001FCE2A966B8.png" xlink:type="simple" xlink:show="embed" xlink:actuate="onLoad"/></draw:frame></text:p><text:p text:style-name="OOoFigureCaption">Figure <text:sequence text:ref-name="refFigure9" text:name="Figure" text:formula="ooow:Figure+1" style:num-format="1">10</text:sequence>: Changing the grid color</text:p></draw:text-box></draw:frame></text:p>
      <text:h text:style-name="OOoHeading_20_1" text:outline-level="2">Positioning Objects with Guiding Lines</text:h>
      <text:p text:style-name="OOoTextBody">To simplify the positioning of objects it is possible to make visible <text:alphabetical-index-mark-start text:id="IMark803580704"/>guiding lines<text:alphabetical-index-mark-end text:id="IMark803580704"/>—extensions of the edges of the object—while it is being moved. These guiding lines have no snap function.</text:p>
      <text:p text:style-name="OOoTextBody"><text:span text:style-name="OOoMenuPath"><text:span text:style-name="T1">The guiding lines can be activated or deactivated under </text:span></text:span><text:span text:style-name="OOoMenuPath"><text:span text:style-name="T4">Tools &gt; Options &gt; OpenOffice Draw &gt; View &gt; </text:span></text:span><text:span text:style-name="OOoMenuPath">Guides when moving</text:span><text:span text:style-name="OOoMenuPath"><text:span text:style-name="T1">, or by clicking on the </text:span></text:span><text:span text:style-name="OOoMenuPath"><text:span text:style-name="T1"><draw:frame draw:style-name="fr18" draw:name="graphics183" text:anchor-type="as-char" svg:width="0.2902in" svg:height="0.2799in" draw:z-index="56"><draw:image xlink:href="Pictures/100000000000001E0000001DA465C97E.png" xlink:type="simple" xlink:show="embed" xlink:actuate="onLoad"/></draw:frame></text:span></text:span><text:span text:style-name="OOoMenuPath"><text:span text:style-name="T1"> icon on the </text:span></text:span><text:span text:style-name="OOoMenuPath"><text:span text:style-name="T8">Options</text:span></text:span><text:span text:style-name="OOoMenuPath"><text:span text:style-name="T1"> toolbar.</text:span></text:span></text:p>
      <text:h text:style-name="OOoHeading_20_1" text:outline-level="2">The Basic Drawing Shapes</text:h>
      <text:p text:style-name="P7">Draw provides a wide range of shapes, located in palettes accessed from the Properties deck of the <text:span text:style-name="T17">Sidebar</text:span> or the Drawing Toolbar. This section describes only a few of the basic shapes. These shapes include; rectangles and squares, circles, ellipses, and arcs, 3D objects, curves, lines and arrows, text, and connectors. All shapes in Draw are called <text:span text:style-name="T9">objects</text:span>. See the <text:span text:style-name="OOoEmphasis">Draw Guide</text:span> for a complete description of the shapes available.</text:p>
      <table:table table:name="Table100" table:style-name="Table100">
        <table:table-column table:style-name="Table100.A"/>
        <table:table-column table:style-name="Table100.B"/>
        <table:table-row>
          <table:table-cell table:style-name="Table100.A1" office:value-type="string">
            <text:p text:style-name="OOoTip_2f_Note_2f_Caution">Note</text:p>
          </table:table-cell>
          <table:table-cell table:style-name="Table100.B1" office:value-type="string">
            <text:p text:style-name="OOoTableText">When you draw a basic shape or select one for editing, the Info field on the left side in the status bar changes to reflect the present action: <text:span text:style-name="OOoEmphasis">Line created, Text frame xxyy selected</text:span>, and so on.</text:p>
          </table:table-cell>
        </table:table-row>
      </table:table>
      <text:p text:style-name="P4"><text:soft-page-break/><text:sequence-ref text:reference-format="category-and-value" text:ref-name="refFigure10">Figure 11</text:sequence-ref> shows part of the Drawing toolbar with the icons needed in the following sections.<text:span text:style-name="T11"> The </text:span><text:span text:style-name="OOoEmphasis"><text:span text:style-name="T12">Text</text:span></text:span><text:span text:style-name="T11"> icon is also included.</text:span><text:span text:style-name="T11"> These same icons are displayed in </text:span>the <text:span text:style-name="T17">Sidebar</text:span>.<text:span text:style-name="T11"> </text:span></text:p>
      <text:p text:style-name="OOoFigure"><draw:frame draw:style-name="fr8" draw:name="Rahmen9" text:anchor-type="as-char" svg:width="3.5492in" draw:z-index="58"><draw:text-box fo:min-height="0.6362in"><text:p text:style-name="OOoFigureCaption"><draw:frame draw:style-name="fr16" draw:name="graphics184" text:anchor-type="as-char" svg:width="3.5492in" svg:height="0.4154in" draw:z-index="59"><draw:image xlink:href="Pictures/100000000000012B000000239D030C9F.png" xlink:type="simple" xlink:show="embed" xlink:actuate="onLoad"/></draw:frame></text:p><text:p text:style-name="OOoFigureCaption">Figure <text:sequence text:ref-name="refFigure10" text:name="Figure" text:formula="ooow:Figure+1" style:num-format="1">11</text:sequence>: Part of the Drawing toolbar</text:p></draw:text-box></draw:frame></text:p>
      <text:h text:style-name="OOoHeading_20_2" text:outline-level="3">Drawing a <text:alphabetical-index-mark text:string-value="line, drawing"/><text:alphabetical-index-mark text:string-value="line" text:key1="drawing"/>Straight line</text:h>
      <text:p text:style-name="OOoTextBody">Click on the <text:span text:style-name="OOoMenuPath"><text:span text:style-name="T6">Line</text:span></text:span><text:span text:style-name="T5"> icon </text:span><text:span text:style-name="T5"><draw:frame draw:style-name="fr17" draw:name="graphics185" text:anchor-type="as-char" svg:width="0.2008in" svg:height="0.2008in" draw:z-index="60"><draw:image xlink:href="Pictures/100002010000001800000018ADD8C46B.png" xlink:type="simple" xlink:show="embed" xlink:actuate="onLoad"/></draw:frame></text:span><text:span text:style-name="T5"> on the Drawing</text:span><text:span text:style-name="T1">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6" draw:name="Frame124" text:anchor-type="as-char" svg:width="2.5236in" draw:z-index="63"><draw:text-box fo:min-height="2.0417in"><text:p text:style-name="OOoFigureCaption"><draw:frame draw:style-name="fr22" draw:name="graphics186" text:anchor-type="as-char" svg:width="2.0945in" svg:height="1.7417in" draw:z-index="66"><draw:image xlink:href="Pictures/10000000000000A9000000AFA6D3EE11.png" xlink:type="simple" xlink:show="embed" xlink:actuate="onLoad"/></draw:frame></text:p><text:p text:style-name="OOoFigureCaption">Figure <text:sequence text:ref-name="refFigure11" text:name="Figure" text:formula="ooow:Figure+1" style:num-format="1">12</text:sequence>: Drawing a straight line</text:p></draw:text-box></draw:frame></text:p>
      <text:p text:style-name="OOoTextBody">To restrict the angle of the line to a multiple of 45 degrees (0, 45, 90, 135, and so on), hold down the <text:span text:style-name="OOoKeystroke">Shift</text:span> key while you draw the line.</text:p>
      <text:p text:style-name="OOoTextBody"><text:span text:style-name="T1">To snap the end of the line to the nearest grid point, h</text:span>old down the <text:span text:style-name="OOoKeystroke">Control (Ctrl)</text:span> key while drawing the line<text:span text:style-name="T1">.</text:span></text:p>
      <table:table table:name="Table101" table:style-name="Table101">
        <table:table-column table:style-name="Table101.A"/>
        <table:table-column table:style-name="Table101.B"/>
        <table:table-row>
          <table:table-cell table:style-name="Table101.A1" office:value-type="string">
            <text:p text:style-name="OOoTip_2f_Note_2f_Caution">Note</text:p>
          </table:table-cell>
          <table:table-cell table:style-name="Table101.B1" office:value-type="string">
            <text:p text:style-name="OOoTableText">The effect of the <text:span text:style-name="OOoKeystroke">Ctrl</text:span> key depends on the settings of the <text:span text:style-name="OOoMenuPath">Snap to Grid</text:span> option on the <text:span text:style-name="OOoMenuPath">View &gt; Grid</text:span> menu:<text:line-break/><text:span text:style-name="OOoMenuPath">Snap to Grid on</text:span>: <text:span text:style-name="OOoKeystroke">Ctrl</text:span> deactivates the snap option for this activity.<text:line-break/><text:span text:style-name="OOoMenuPath">Snap to Grid off</text:span>: <text:span text:style-name="OOoKeystroke">Ctrl</text:span> activates the snap option for this activity.</text:p>
          </table:table-cell>
        </table:table-row>
      </table:table>
      <text:p text:style-name="OOoTextBody">To extend the line symmetrically in both directions from the starting point, hold down the <text:span text:style-name="OOoKeystroke">Alt</text:span> key while drawing the line.</text:p>
      <text:p text:style-name="OOoTextBody">To change line attributes (for example, the color or line type), select the line by clicking on it, then use the tools in the Line and Filling toolbar or the Line panel of the <text:span text:style-name="T17">Sidebar</text:span> Properties deck; or for more control, right-click on the line and choose <text:span text:style-name="OOoMenuPath">Line</text:span><text:span text:style-name="OOoMenuPath"><text:span text:style-name="T1"> to open </text:span></text:span>the <text:span text:style-name="OOoEmphasis">Line</text:span> dialog.</text:p>
      <text:h text:style-name="OOoHeading_20_2" text:outline-level="3">Drawing an Arrow</text:h>
      <text:p text:style-name="OOoTextBody">Arrows are drawn like lines. Draw classifies arrows as a subgroup of lines: Lines with arrowheads. The information field on the status bar shows them only as lines. Click on the <text:span text:style-name="OOoMenuPath">Line Ends with Arrow</text:span> icon <draw:frame draw:style-name="fr17" draw:name="graphics187" text:anchor-type="as-char" svg:width="0.2799in" svg:height="0.2402in" draw:z-index="69"><draw:image xlink:href="Pictures/100000000000001E0000001A1FE47C67.png" xlink:type="simple" xlink:show="embed" xlink:actuate="onLoad"/></draw:frame> to draw an arrow.</text:p>
      <text:h text:style-name="OOoHeading_20_2" text:outline-level="3"><text:soft-page-break/>Choosing Line Endings</text:h>
      <text:p text:style-name="OOoTextBody">Several types of line endings (arrows, circles, squares, and others) are available in Draw. Choose <text:span text:style-name="OOoMenuPath">View &gt; Toolbars &gt; Arrows</text:span>, or click on the small black triangle on the <text:span text:style-name="OOoMenuPath"><text:span text:style-name="T11">Lines and Arrows</text:span></text:span> <draw:frame draw:style-name="fr17" draw:name="graphics188" text:anchor-type="as-char" svg:width="0.4098in" svg:height="0.2299in" draw:z-index="70"><draw:image xlink:href="Pictures/100002010000002C000000182F9CA39E.png" xlink:type="simple" xlink:show="embed" xlink:actuate="onLoad"/></draw:frame> icon on the <text:span text:style-name="T17">Sidebar</text:span> or Drawing toolbar, to open a toolbar with ten tools for drawing lines and arrows. The last-used command is stored on the toolbar to make it quicker to call it up again.</text:p>
      <text:p text:style-name="OOoFigure"><draw:frame draw:style-name="fr5" draw:name="Frame125" text:anchor-type="as-char" svg:width="6.1217in" draw:z-index="10"><draw:text-box fo:min-height="3.0035in"><text:p text:style-name="OOoFigure"><draw:g text:anchor-type="as-char" draw:z-index="11" draw:name="Shape9" draw:style-name="gr1"><draw:frame draw:style-name="gr2" draw:text-style-name="P42" svg:width="1.1634in" svg:height="1.1732in" svg:x="0.0693in" svg:y="0.4839in"><draw:image xlink:href="Pictures/1000000000000072000000737431D1FF.png" xlink:type="simple" xlink:show="embed" xlink:actuate="onLoad"><text:p/></draw:image></draw:frame><draw:g draw:style-name="gr3"><draw:rect draw:style-name="gr4" draw:text-style-name="P44" svg:width="0.1732in" svg:height="0.1724in" svg:x="0in" svg:y="0.2075in"><text:p text:style-name="P43"><text:span text:style-name="T20">1</text:span></text:p></draw:rect><draw:line draw:style-name="gr5" draw:text-style-name="P42" svg:x1="0.1728in" svg:y1="0.3799in" svg:x2="0.1728in" svg:y2="0.8165in"><text:p/></draw:line></draw:g><draw:g draw:style-name="gr3"><draw:rect draw:style-name="gr4" draw:text-style-name="P44" svg:width="0.1732in" svg:height="0.1732in" svg:x="0.2953in" svg:y="0.2075in"><text:p text:style-name="P43"><text:span text:style-name="T20">2</text:span></text:p></draw:rect><draw:line draw:style-name="gr6" draw:text-style-name="P42" svg:x1="0.4677in" svg:y1="0.3799in" svg:x2="0.4677in" svg:y2="0.8165in"><text:p/></draw:line></draw:g><draw:g draw:style-name="gr3"><draw:rect draw:style-name="gr4" draw:text-style-name="P44" svg:width="0.1732in" svg:height="0.1732in" svg:x="0.5563in" svg:y="0.2075in"><text:p text:style-name="P43"><text:span text:style-name="T20">3</text:span></text:p></draw:rect><draw:line draw:style-name="gr7" draw:text-style-name="P42" svg:x1="0.7287in" svg:y1="0.3799in" svg:x2="0.7287in" svg:y2="0.8165in"><text:p/></draw:line></draw:g><draw:g draw:style-name="gr3"><draw:rect draw:style-name="gr4" draw:text-style-name="P44" svg:width="0.1724in" svg:height="0.1732in" svg:x="0.8299in" svg:y="0.2075in"><text:p text:style-name="P43"><text:span text:style-name="T20">4</text:span></text:p></draw:rect><draw:line draw:style-name="gr8" draw:text-style-name="P42" svg:x1="1.0024in" svg:y1="0.3799in" svg:x2="1.0024in" svg:y2="0.8165in"><text:p/></draw:line></draw:g><draw:g draw:style-name="gr3"><draw:rect draw:style-name="gr4" draw:text-style-name="P44" svg:width="0.1724in" svg:height="0.1732in" svg:x="0.0693in" svg:y="0in"><text:p text:style-name="P43"><text:span text:style-name="T20">5</text:span></text:p></draw:rect><draw:line draw:style-name="gr9" draw:text-style-name="P42" svg:x1="0.2421in" svg:y1="0.1728in" svg:x2="0.2421in" svg:y2="1.1059in"><text:p/></draw:line></draw:g><draw:g draw:style-name="gr3"><draw:rect draw:style-name="gr4" draw:text-style-name="P44" svg:width="0.1724in" svg:height="0.1732in" svg:x="0.3457in" svg:y="0in"><text:p text:style-name="P43"><text:span text:style-name="T20">6</text:span></text:p></draw:rect><draw:line draw:style-name="gr10" draw:text-style-name="P42" svg:x1="0.5185in" svg:y1="0.1728in" svg:x2="0.5185in" svg:y2="1.1059in"><text:p/></draw:line></draw:g><draw:g draw:style-name="gr3"><draw:rect draw:style-name="gr4" draw:text-style-name="P44" svg:width="0.1732in" svg:height="0.1732in" svg:x="0.622in" svg:y="0in"><text:p text:style-name="P43"><text:span text:style-name="T20">7</text:span></text:p></draw:rect><draw:line draw:style-name="gr11" draw:text-style-name="P42" svg:x1="0.7949in" svg:y1="0.1728in" svg:x2="0.7949in" svg:y2="1.1059in"><text:p/></draw:line></draw:g><draw:g draw:style-name="gr3"><draw:rect draw:style-name="gr4" draw:text-style-name="P44" svg:width="0.1724in" svg:height="0.1732in" svg:x="0.8984in" svg:y="0in"><text:p text:style-name="P43"><text:span text:style-name="T20">8</text:span></text:p></draw:rect><draw:line draw:style-name="gr12" draw:text-style-name="P42" svg:x1="1.0713in" svg:y1="0.1728in" svg:x2="1.0713in" svg:y2="1.1059in"><text:p/></draw:line></draw:g><draw:g draw:style-name="gr3"><draw:rect draw:style-name="gr4" draw:text-style-name="P44" svg:width="0.1732in" svg:height="0.1732in" svg:x="0in" svg:y="1.7626in"><text:p text:style-name="P43"><text:span text:style-name="T20">9</text:span></text:p></draw:rect><draw:line draw:style-name="gr13" draw:text-style-name="P42" svg:x1="0.1728in" svg:y1="1.7622in" svg:x2="0.1807in" svg:y2="1.4213in"><text:p/></draw:line></draw:g><draw:g draw:style-name="gr3"><draw:rect draw:style-name="gr4" draw:text-style-name="P44" svg:width="0.2343in" svg:height="0.1724in" svg:x="0.3543in" svg:y="1.7634in"><text:p text:style-name="P43"><text:span text:style-name="T20">10</text:span></text:p></draw:rect><draw:line draw:style-name="gr14" draw:text-style-name="P42" svg:x1="0.5878in" svg:y1="1.7626in" svg:x2="0.5957in" svg:y2="1.4217in"><text:p/></draw:line></draw:g></draw:g></text:p><table:table table:name="Table102" table:style-name="Table102"><table:table-column table:style-name="Table102.A"/><table:table-column table:style-name="Table102.B"/><table:table-column table:style-name="Table102.A"/><table:table-column table:style-name="Table102.B"/><table:table-column table:style-name="Table102.A"/><table:table-column table:style-name="Table102.F"/><table:table-row table:style-name="Table102.1"><table:table-cell table:style-name="Table102.A1" office:value-type="string"><text:p text:style-name="OOoTableText_28_CaptionNumber_29_">1</text:p></table:table-cell><table:table-cell table:style-name="Table102.A1" office:value-type="string"><text:p text:style-name="OOoTableText_28_Caption_29_">Line</text:p></table:table-cell><table:table-cell table:style-name="Table102.A1" office:value-type="string"><text:p text:style-name="OOoTableText_28_CaptionNumber_29_">5</text:p></table:table-cell><table:table-cell table:style-name="Table102.A1" office:value-type="string"><text:p text:style-name="OOoTableText_28_Caption_29_">Line (45<text:span text:style-name="T14">°</text:span><text:span text:style-name="T15">)</text:span></text:p></table:table-cell><table:table-cell table:style-name="Table102.A1" office:value-type="string"><text:p text:style-name="OOoTableText_28_CaptionNumber_29_">8</text:p></table:table-cell><table:table-cell table:style-name="Table102.A1" office:value-type="string"><text:p text:style-name="OOoTableText_28_Caption_29_">Line with square/arrow</text:p></table:table-cell></table:table-row><table:table-row table:style-name="Table102.1"><table:table-cell table:style-name="Table102.A1" office:value-type="string"><text:p text:style-name="OOoTableText_28_CaptionNumber_29_">2</text:p></table:table-cell><table:table-cell table:style-name="Table102.A1" office:value-type="string"><text:p text:style-name="OOoTableText_28_Caption_29_">Line Ends with Arrow </text:p></table:table-cell><table:table-cell table:style-name="Table102.A1" office:value-type="string"><text:p text:style-name="OOoTableText_28_CaptionNumber_29_">6</text:p></table:table-cell><table:table-cell table:style-name="Table102.A1" office:value-type="string"><text:p text:style-name="OOoTableText_28_Caption_29_">Line starts with arrow</text:p></table:table-cell><table:table-cell table:style-name="Table102.A1" office:value-type="string"><text:p text:style-name="OOoTableText_28_CaptionNumber_29_">9</text:p></table:table-cell><table:table-cell table:style-name="Table102.A1" office:value-type="string"><text:p text:style-name="OOoTableText_28_Caption_29_">Dimension line</text:p></table:table-cell></table:table-row><table:table-row table:style-name="Table102.3"><table:table-cell table:style-name="Table102.A1" office:value-type="string"><text:p text:style-name="OOoTableText_28_CaptionNumber_29_">3</text:p></table:table-cell><table:table-cell table:style-name="Table102.A1" office:value-type="string"><text:p text:style-name="OOoTableText_28_Caption_29_">Line with arrow/circle</text:p></table:table-cell><table:table-cell table:style-name="Table102.A1" office:value-type="string"><text:p text:style-name="OOoTableText_28_CaptionNumber_29_">7</text:p></table:table-cell><table:table-cell table:style-name="Table102.A1" office:value-type="string"><text:p text:style-name="OOoTableText_28_Caption_29_">Line with circle/arrow</text:p></table:table-cell><table:table-cell table:style-name="Table102.A1" office:value-type="string"><text:p text:style-name="OOoTableText_28_CaptionNumber_29_">10</text:p></table:table-cell><table:table-cell table:style-name="Table102.A1" office:value-type="string"><text:p text:style-name="OOoTableText_28_Caption_29_">Line with arrows</text:p></table:table-cell></table:table-row><table:table-row table:style-name="Table102.3"><table:table-cell table:style-name="Table102.A1" office:value-type="string"><text:p text:style-name="OOoTableText_28_CaptionNumber_29_">4</text:p></table:table-cell><table:table-cell table:style-name="Table102.A1" office:value-type="string"><text:p text:style-name="OOoTableText_28_Caption_29_">Line with arrow/square</text:p></table:table-cell><table:table-cell table:style-name="Table102.A1" office:value-type="string"><text:p text:style-name="OOoTableText_28_CaptionNumber_29_"/></table:table-cell><table:table-cell table:style-name="Table102.A1" office:value-type="string"><text:p text:style-name="OOoTableText_28_Caption_29_"/></table:table-cell><table:table-cell table:style-name="Table102.A1" office:value-type="string"><text:p text:style-name="OOoTableText_28_CaptionNumber_29_"/></table:table-cell><table:table-cell table:style-name="Table102.A1" office:value-type="string"><text:p text:style-name="OOoTableText_28_Caption_29_"/></table:table-cell></table:table-row></table:table><text:p text:style-name="OOoFigureCaption">Figure <text:sequence text:ref-name="refFigure12" text:name="Figure" text:formula="ooow:Figure+1" style:num-format="1">13</text:sequence>: Arrows toolbar</text:p></draw:text-box></draw:frame></text:p>
      <text:h text:style-name="OOoHeading_20_2" text:outline-level="3">Drawing a <text:alphabetical-index-mark text:string-value="rectangle, drawing"/><text:alphabetical-index-mark-start text:id="IMark803580704" text:key1="drawing"/>Rectangle<text:alphabetical-index-mark-end text:id="IMark803580704"/> or Square</text:h>
      <text:p text:style-name="OOoTextBody">Drawing a rectangle is similar to drawing a straight line, except that you click on the <text:span text:style-name="OOoMenuPath">Rectangle</text:span> icon <draw:frame draw:style-name="fr17" draw:name="graphics189" text:anchor-type="as-char" svg:width="0.2811in" svg:height="0.25in" draw:z-index="71"><draw:image xlink:href="Pictures/100000000000001B0000001820E716FA.png" xlink:type="simple" xlink:show="embed" xlink:actuate="onLoad"/></draw:frame> and the (imaginary) line drawn by the mouse corresponds to a diagonal of the rectangle. The rectangle changes shape as you drag the mouse around.</text:p>
      <text:p text:style-name="P25"><draw:frame draw:style-name="fr6" draw:name="Frame126" text:anchor-type="as-char" fo:min-width="4.1508in" draw:z-index="72"><draw:text-box fo:min-height="1.5319in"><text:p text:style-name="P18"><draw:frame draw:style-name="fr16" draw:name="graphics190" text:anchor-type="as-char" svg:width="4.1508in" svg:height="1.2661in" draw:z-index="73"><draw:image xlink:href="Pictures/10000000000001CE0000008D6B486B29.png" xlink:type="simple" xlink:show="embed" xlink:actuate="onLoad"/></draw:frame></text:p><text:p text:style-name="OOoFigureCaption">Figure <text:sequence text:ref-name="refFigure13" text:name="Figure" text:formula="ooow:Figure+1" style:num-format="1">14</text:sequence>: Drawing a rectangle</text:p></draw:text-box></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Drawing a <text:alphabetical-index-mark text:string-value="Circle, drawing"/><text:alphabetical-index-mark text:string-value="circle or ellipse" text:key1="drawing"/>Circle or Ellipse</text:h>
      <text:p text:style-name="OOoTextBody">To draw an <text:alphabetical-index-mark text:string-value="ellipse, drawing"/>ellipse (also called an oval) or a circle, use the Ellipse icon <draw:frame draw:style-name="fr17" draw:name="graphics191" text:anchor-type="as-char" svg:width="0.2319in" svg:height="0.2047in" draw:z-index="74"><draw:image xlink:href="Pictures/10000201000000190000001682387B42.png" xlink:type="simple" xlink:show="embed" xlink:actuate="onLoad"/></draw:frame>. (A circle is simply an ellipse with both axes the same length.) The ellipse drawn is the largest ellipse that fits inside the (imaginary) rectangle drawn with the mouse.</text:p>
      <text:p text:style-name="OOoFigure"><text:soft-page-break/><draw:frame draw:style-name="fr6" draw:name="Frame127" text:anchor-type="as-char" svg:width="4.2661in" draw:z-index="75"><draw:text-box fo:min-height="1.5984in"><text:p text:style-name="P18"><draw:frame draw:style-name="fr16" draw:name="graphics192" text:anchor-type="as-char" svg:width="4.2661in" svg:height="1.3043in" draw:z-index="78"><draw:image xlink:href="Pictures/10000000000001CD0000008D84FCA65F.png" xlink:type="simple" xlink:show="embed" xlink:actuate="onLoad"/></draw:frame></text:p><text:p text:style-name="OOoFigureCaption">Figure <text:sequence text:ref-name="refFigure14" text:name="Figure" text:formula="ooow:Figure+1" style:num-format="1">15</text:sequence>: Drawing an ellipse</text:p></draw:text-box></draw:frame></text:p>
      <text:p text:style-name="OOoTextBody_5f_ListIntro">Here are some other ways to draw an ellipse or circle:</text:p>
      <text:list xml:id="list930194683" text:style-name="OOoBullets_20_1">
        <text:list-item>
          <text:p text:style-name="P37">To draw a circle, hold down the <text:span text:style-name="OOoKeystroke">Shift</text:span> key while dragging the mouse.</text:p>
        </text:list-item>
        <text:list-item>
          <text:p text:style-name="P38">To draw an ellipse with the starting point at the center (instead of the corner), hold down the <text:span text:style-name="OOoKeystroke">Alt</text:span> key while dragging the mouse.</text:p>
        </text:list-item>
        <text:list-item>
          <text:p text:style-name="P38">To draw a circle with the starting point at the center, hold down both the <text:span text:style-name="OOoKeystroke">Alt</text:span> and <text:span text:style-name="OOoKeystroke">Shift</text:span> keys while dragging the mouse.</text:p>
        </text:list-item>
        <text:list-item>
          <text:p text:style-name="P40">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OOoTip_2f_Note_2f_Caution">Note</text:p>
          </table:table-cell>
          <table:table-cell table:style-name="Table103.B1" office:value-type="string">
            <text:p text:style-name="OOoTableText">If you first press and hold down the <text:span text:style-name="OOoKeystroke">Ctrl</text:span> key and then click on one of the icons for Line, Rectangle, Ellipse, or Text, a standard sized object is drawn automatically in the work area; the size, shape, and color are all standard values. These attributes can be changed later, if desired.</text:p>
          </table:table-cell>
        </table:table-row>
      </table:table>
      <text:h text:style-name="P31" text:outline-level="3">Drawing Curves</text:h>
      <text:p text:style-name="OOoTextBody">The tools for drawing curves or polygons are on the toolbar that appears when you click arrow next to the <text:span text:style-name="OOoMenuPath">Curve</text:span> icon <draw:frame draw:style-name="fr17" draw:name="graphics193" text:anchor-type="as-char" svg:width="0.3744in" svg:height="0.2244in" draw:z-index="79"><draw:image xlink:href="Pictures/100002010000002800000018CD96B3DE.png" xlink:type="simple" xlink:show="embed" xlink:actuate="onLoad"/></draw:frame> on the <text:span text:style-name="T17">Sidebar</text:span> or the Drawing toolbar. This toolbar contains eight tools (see <text:sequence-ref text:reference-format="category-and-value" text:ref-name="refFigure15">Figure 1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able:table-row>
          <table:table-cell table:style-name="Table104.A1" office:value-type="string">
            <text:p text:style-name="OOoTip_2f_Note_2f_Caution">Note</text:p>
          </table:table-cell>
          <table:table-cell table:style-name="Table104.B1" office:value-type="string">
            <text:p text:style-name="OOoTableText">Hovering the mouse pointer over this icon gives a tooltip of Curve. If you convert the icon to a floating toolbar, however, the title is <text:span text:style-name="OOoEmphasis">Lines</text:span>, as shown in <text:sequence-ref text:reference-format="category-and-value" text:ref-name="refFigure15">Figure 16</text:sequence-ref>.</text:p>
          </table:table-cell>
        </table:table-row>
      </table:table>
      <text:p text:style-name="OOoFigure"><draw:frame draw:style-name="fr5" draw:name="Frame128" text:anchor-type="as-char" svg:width="5.1957in" draw:z-index="80"><draw:text-box fo:min-height="2.1555in"><text:p text:style-name="OOoFigure"><draw:frame draw:style-name="fr17" draw:name="graphics194" text:anchor-type="as-char" svg:width="1.2756in" svg:height="1.2465in" draw:z-index="81"><draw:image xlink:href="Pictures/10000000000000740000007F6821FF1A.png" xlink:type="simple" xlink:show="embed" xlink:actuate="onLoad"/></draw:frame></text:p><table:table table:name="Table105" table:style-name="Table105"><table:table-column table:style-name="Table105.A"/><table:table-column table:style-name="Table105.B"/><table:table-column table:style-name="Table105.A"/><table:table-column table:style-name="Table105.B"/><table:table-column table:style-name="Table105.A"/><table:table-column table:style-name="Table105.F"/><table:table-row table:style-name="Table105.1"><table:table-cell table:style-name="Table105.A1" office:value-type="string"><text:p text:style-name="OOoTableText_28_CaptionNumber_29_">1</text:p></table:table-cell><table:table-cell table:style-name="Table105.A1" office:value-type="string"><text:p text:style-name="OOoTableText_28_Caption_29_">Curve, filled</text:p></table:table-cell><table:table-cell table:style-name="Table105.C1" office:value-type="float" office:value="4"><text:p text:style-name="OOoTableText_28_CaptionNumber_29_">4</text:p></table:table-cell><table:table-cell table:style-name="Table105.A1" office:value-type="string"><text:p text:style-name="P17">Free-form line, Filled</text:p></table:table-cell><table:table-cell table:style-name="Table105.A1" office:value-type="string"><text:p text:style-name="OOoTableText_28_CaptionNumber_29_">7</text:p></table:table-cell><table:table-cell table:style-name="Table105.A1" office:value-type="string"><text:p text:style-name="OOoTableText_28_Caption_29_">Polygon (45<text:span text:style-name="T14">°)</text:span></text:p></table:table-cell></table:table-row><table:table-row table:style-name="Table105.1"><table:table-cell table:style-name="Table105.A1" office:value-type="string"><text:p text:style-name="OOoTableText_28_CaptionNumber_29_">2</text:p></table:table-cell><table:table-cell table:style-name="Table105.A1" office:value-type="string"><text:p text:style-name="OOoTableText_28_Caption_29_">Polygon, filled</text:p></table:table-cell><table:table-cell table:style-name="Table105.C1" office:value-type="float" office:value="5"><text:p text:style-name="OOoTableText_28_CaptionNumber_29_">5</text:p></table:table-cell><table:table-cell table:style-name="Table105.A1" office:value-type="string"><text:p text:style-name="OOoTableText_28_Caption_29_">Curve</text:p></table:table-cell><table:table-cell table:style-name="Table105.A1" office:value-type="string"><text:p text:style-name="OOoTableText_28_CaptionNumber_29_">8</text:p></table:table-cell><table:table-cell table:style-name="Table105.A1" office:value-type="string"><text:p text:style-name="OOoTableText_28_Caption_29_">Free-form line</text:p></table:table-cell></table:table-row><table:table-row table:style-name="Table105.3"><table:table-cell table:style-name="Table105.A1" office:value-type="string"><text:p text:style-name="OOoTableText_28_CaptionNumber_29_">3</text:p></table:table-cell><table:table-cell table:style-name="Table105.A1" office:value-type="string"><text:p text:style-name="OOoTableText_28_Caption_29_">Polygon (45<text:span text:style-name="T14">°), filled</text:span></text:p></table:table-cell><table:table-cell table:style-name="Table105.C1" office:value-type="float" office:value="6"><text:p text:style-name="OOoTableText_28_CaptionNumber_29_">6</text:p></table:table-cell><table:table-cell table:style-name="Table105.A1" office:value-type="string"><text:p text:style-name="OOoTableText_28_Caption_29_">Polygon</text:p></table:table-cell><table:table-cell table:style-name="Table105.A1" office:value-type="string"><text:p text:style-name="OOoTableText_28_CaptionNumber_29_"/></table:table-cell><table:table-cell table:style-name="Table105.A1" office:value-type="string"><text:p text:style-name="OOoTableText_28_Caption_29_"/></table:table-cell></table:table-row></table:table><text:p text:style-name="OOoFigureCaption">Figure <text:sequence text:ref-name="refFigure15" text:name="Figure" text:formula="ooow:Figure+1" style:num-format="1">16</text:sequence>: Curves toolbar (incorrectly titled "Lines")</text:p></draw:text-box></draw:frame></text:p>
      <text:p text:style-name="OOoDefinitionTerm"><text:soft-page-break/><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 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16">°</text:span></text:p>
      <text:p text:style-name="OOoDefinition">Like ordinary polygons, these are formed from lines but with angles of 45 or 90 degrees between them.</text:p>
      <text:p text:style-name="OOoDefinitionTerm"><text:alphabetical-index-mark text:string-value="freeform line, Draw"/>Free-form line</text:p>
      <text:p text:style-name="OOoDefinition">With this tool you can draw just like with a pencil. Press and hold the left mouse button and drag the mouse. It is not necessary to end the drawing with a double click. Just release the mouse button and the drawing is completed. If you have selected Free-form<text:span text:style-name="OOoEmphasis"><text:span text:style-name="T13">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Writing <text:alphabetical-index-mark text:string-value="Text in Draw"/>Text</text:h>
      <text:p text:style-name="OOoTextBody">Use the Text tool <draw:frame draw:style-name="fr17" draw:name="graphics195" text:anchor-type="as-char" svg:width="0.1846in" svg:height="0.2244in" draw:z-index="82"><draw:image xlink:href="Pictures/100002010000001400000018B694101C.png" xlink:type="simple" xlink:show="embed" xlink:actuate="onLoad"/></draw:frame> to write text and select the font, color, size, and other attributes. Click at the location where you want to position the text or click and drag to create a larger text frame. Press <text:span text:style-name="OOoKeystroke">Enter</text:span> to move the cursor to the next line.</text:p>
      <text:p text:style-name="OOoTextBody">When you have finished typing text, click outside the text frame. Double-click on the text at any time to edit it.</text:p>
      <text:p text:style-name="OOoTextBody">When you use the Text tool, text formatting panels appear in the <text:span text:style-name="T17">Sidebar</text:span> and the Text formatting toolbar is visible; they include the usual paragraph attributes: indents, first line, and tab stops.</text:p>
      <text:p text:style-name="OOoTextBody">You can create Graphics styles that you can reuse for other text frames. Select the Styles and Formatting deck of the <text:span text:style-name="T17">Sidebar</text:span>, the menu <text:span text:style-name="OOoMenuPath">Format &gt; Styles and Formatting </text:span><text:span text:style-name="OOoDefault">or </text:span>press <text:span text:style-name="OOoKeystroke">F11 </text:span>to open the<text:span text:style-name="OOoKeystroke"><text:span text:style-name="T11"> </text:span></text:span><text:span text:style-name="OOoEmphasis">Styles and Formatting</text:span><text:span text:style-name="OOoKeystroke"><text:span text:style-name="T11"> window. </text:span></text:span>Graphics styles affect all the text within a text frame. To style parts of the text, use direct formatting with the <text:span text:style-name="T17">Sidebar</text:span> or 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OOoTextBody">Use the Callout tool <draw:frame draw:style-name="fr23" draw:name="graphics196" text:anchor-type="as-char" svg:width="0.3744in" svg:height="0.2244in" draw:z-index="83"><draw:image xlink:href="Pictures/100002010000002800000018CDEB6C08.png" xlink:type="simple" xlink:show="embed" xlink:actuate="onLoad"/></draw:frame>, located on the <text:span text:style-name="T17">Sidebar</text:span> or the Drawing toolbar, to create callouts (also known as captions or figure labels).</text:p>
      <text:p text:style-name="OOoTextBody">If you double-click on an object or press <text:span text:style-name="OOoKeystroke">F2</text:span> or click the <text:span text:style-name="OOoMenuPath">Text</text:span> icon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span text:style-name="OOoEmphasis">Draw Guide</text:span>.</text:p>
      <text:h text:style-name="OOoHeading_20_2" text:outline-level="3"><text:soft-page-break/>Gluepoints <text:alphabetical-index-mark text:string-value="connectors"/>and Connectors</text:h>
      <text:p text:style-name="OOoTextBody">All Draw objects have associated invisible <text:span text:style-name="OOoEmphasis">gluepoints</text:span>, which become visible when you choose any of the connectors under the <text:span text:style-name="OOoMenuPath">Connector</text:span> icon<text:span text:style-name="T11"> </text:span><text:span text:style-name="T11"><draw:frame draw:style-name="fr17" draw:name="graphics197" text:anchor-type="as-char" svg:width="0.3744in" svg:height="0.2244in" draw:z-index="85"><draw:image xlink:href="Pictures/10000201000000280000001807362117.png" xlink:type="simple" xlink:show="embed" xlink:actuate="onLoad"/></draw:frame></text:span><text:span text:style-name="T11"> on </text:span>the <text:span text:style-name="T17">Sidebar</text:span> or<text:span text:style-name="T11"> </text:span><text:span text:style-name="T11">Drawing toolbar and then move the mouse pointer over the object.</text:span></text:p>
      <text:p text:style-name="OOoTextBody"><text:span text:style-name="T11">Most objects have four gluepoints, as shown in </text:span><text:span text:style-name="T11"><text:sequence-ref text:reference-format="category-and-value" text:ref-name="refFigure16">Figure 17</text:sequence-ref></text:span><text:span text:style-name="T11">. You can add more gluepoints, and customize gluepoints, using the toolbar under the Gluepoint icon </text:span><text:span text:style-name="T11"><draw:frame draw:style-name="fr24" draw:name="Grafik28" text:anchor-type="as-char" svg:y="-0.2165in" svg:width="0.2701in" svg:height="0.2902in" draw:z-index="86"><draw:image xlink:href="Pictures/100000000000001D0000001F05D28E15.png" xlink:type="simple" xlink:show="embed" xlink:actuate="onLoad"/></draw:frame></text:span><text:span text:style-name="T11"> on the Drawing toolbar.</text:span><text:span text:style-name="T11"> This icon is not available on </text:span>the <text:span text:style-name="T17">Sidebar</text:span> but<text:span text:style-name="T11"> can be accessed with </text:span><text:span text:style-name="OOoMenuPath"><text:span text:style-name="T11">View &gt; Toolbars &gt; Gluepoints</text:span></text:span>.</text:p>
      <text:p text:style-name="OOoFigure"><draw:frame draw:style-name="fr9" draw:name="Rahmen12" text:anchor-type="as-char" svg:width="2.1173in" draw:z-index="87"><draw:text-box fo:min-height="1.6528in"><text:p text:style-name="OOoFigureCaption"><draw:frame draw:style-name="fr16" draw:name="graphics384" text:anchor-type="as-char" svg:width="2.0126in" svg:height="1.3945in" draw:z-index="88"><draw:image xlink:href="Pictures/10000000000000C000000085F4E26D66.png" xlink:type="simple" xlink:show="embed" xlink:actuate="onLoad"/></draw:frame></text:p><text:p text:style-name="OOoFigureCaption">Figure <text:sequence text:ref-name="refFigure16" text:name="Figure" text:formula="ooow:Figure+1" style:num-format="1">17</text:sequence>: Four gluepoints</text:p></draw:text-box></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803580704"/>gluepoints<text:alphabetical-index-mark-end text:id="IMark803580704"/> on an object. When you move the other object, the connector moves with it. Connectors are particularly useful for making organizational charts. You can reorganize the blocks of your chart and all the connected objects stay connected.</text:p>
      <text:p text:style-name="P4"><text:span text:style-name="T11"><text:sequence-ref text:reference-format="category-and-value" text:ref-name="refFigure17">Figure 18</text:sequence-ref></text:span><text:span text:style-name="T11"> shows two </text:span>Draw<text:span text:style-name="T11"> objects and a connector.</text:span></text:p>
      <text:p text:style-name="P22"><draw:frame draw:style-name="fr10" draw:name="Rahmen8" text:anchor-type="as-char" svg:width="3.2264in" draw:z-index="89"><draw:text-box fo:min-height="2.248in"><text:p text:style-name="P19"><draw:frame draw:style-name="fr25" draw:name="Grafik43" text:anchor-type="as-char" svg:width="1.7992in" svg:height="1.8661in" draw:z-index="90"><draw:image xlink:href="Pictures/1000000000000125000000C4974C6654.png" xlink:type="simple" xlink:show="embed" xlink:actuate="onLoad"/></draw:frame></text:p><text:p text:style-name="P19">Figure <text:sequence text:ref-name="refFigure17" text:name="Figure" text:formula="ooow:Figure+1" style:num-format="1">18</text:sequence>: A connector between two objects</text:p></draw:text-box></draw:frame></text:p>
      <text:p text:style-name="OOoTextBody">Draw offers a range of different connectors and connector functions. Open the floating Connector toolbar by clicking on the arrow next to the <text:span text:style-name="OOoMenuPath">Connector</text:span> icon <draw:frame draw:style-name="fr17" draw:name="graphics198" text:anchor-type="as-char" svg:width="0.3744in" svg:height="0.2244in" draw:z-index="91"><draw:image xlink:href="Pictures/10000201000000280000001807362117.png" xlink:type="simple" xlink:show="embed" xlink:actuate="onLoad"/></draw:frame>. For more about connectors and gluepoints, see Chapter 9 (<text:span text:style-name="T11">Organization Charts, Flow Diagrams, and More)</text:span> in the <text:span text:style-name="OOoEmphasis">Draw Guide</text:span>.</text:p>
      <text:list xml:id="list8557938542301969301" text:style-name="L1">
        <text:list-item>
          <text:h text:style-name="P34" text:outline-level="2"><text:soft-page-break/>Drawing Geometric Shapes</text:h>
        </text:list-item>
      </text:list>
      <text:p text:style-name="P5">Geometric <text:alphabetical-index-mark text:string-value="shapes, Draw"/>shapes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OOoTextBody"><text:span text:style-name="T18"><text:sequence-ref text:reference-format="category-and-value" text:ref-name="refFigure18">Figure 19</text:sequence-ref></text:span><text:span text:style-name="T18"> shows part of the Drawing toolbar with the icons referred to in the following sections.</text:span><text:span text:style-name="T19"> </text:span><text:span text:style-name="T19">The same icons are available on </text:span>the <text:span text:style-name="T17">Sidebar</text:span>.<text:span text:style-name="T19"> </text:span><text:span text:style-name="T19">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OOoTip_2f_Note_2f_Caution">Tip</text:p>
          </table:table-cell>
          <table:table-cell table:style-name="Table106.B1" office:value-type="string">
            <text:p text:style-name="OOoTableText">The use of all these tools is similar to that of the Rectangle tool, even though they produce different geometric shapes.</text:p>
          </table:table-cell>
        </table:table-row>
      </table:table>
      <text:p text:style-name="OOoFigure"><draw:frame draw:style-name="fr11" draw:name="Rahmen19" text:anchor-type="as-char" svg:width="3.1693in" draw:z-index="92"><draw:text-box fo:min-height="0.6602in"><text:p text:style-name="OOoFigureCaption"><draw:frame draw:style-name="fr26" draw:name="graphics201" text:anchor-type="as-char" svg:width="3.1244in" svg:height="0.4366in" draw:z-index="93"><draw:image xlink:href="Pictures/10000000000000E1000000236995E899.png" xlink:type="simple" xlink:show="embed" xlink:actuate="onLoad"/></draw:frame></text:p><text:p text:style-name="OOoFigureCaption">Figure <text:sequence text:ref-name="refFigure18" text:name="Figure" text:formula="ooow:Figure+1" style:num-format="1">19</text:sequence>: Part of the main Drawing toolbar</text:p></draw:text-box></draw:frame></text:p>
      <text:p text:style-name="OOoDefinitionTerm">Basic shapes</text:p>
      <table:table table:name="Table107" table:style-name="Table107">
        <table:table-column table:style-name="Table107.A"/>
        <table:table-column table:style-name="Table107.B"/>
        <table:table-row>
          <table:table-cell table:style-name="Table107.A1" office:value-type="string">
            <text:p text:style-name="OOoTextBody">The <text:span text:style-name="OOoMenuPath">Basic Shapes</text:span> icon <draw:frame draw:style-name="fr17" draw:name="graphics202" text:anchor-type="as-char" svg:width="0.3744in" svg:height="0.2244in" draw:z-index="94"><draw:image xlink:href="Pictures/100002010000002800000018FA7AAD8A.png" xlink:type="simple" xlink:show="embed" xlink:actuate="onLoad"/></draw:frame> makes available the range of tools for drawing basic shapes, including a rectangular tool identical to the one on the main toolbar.</text:p>
          </table:table-cell>
          <table:table-cell table:style-name="Table107.A1" office:value-type="string">
            <text:p text:style-name="P26"><draw:frame draw:style-name="fr17" draw:name="graphics203" text:anchor-type="as-char" svg:width="1.6909in" svg:height="1.4953in" draw:z-index="95"><draw:image xlink:href="Pictures/10000000000000A4000000913822AE34.png" xlink:type="simple" xlink:show="embed" xlink:actuate="onLoad"/></draw:frame></text:p>
          </table:table-cell>
        </table:table-row>
      </table:table>
      <text:p text:style-name="OOoDefinitionTerm">Symbol shapes</text:p>
      <table:table table:name="Table108" table:style-name="Table108">
        <table:table-column table:style-name="Table108.A"/>
        <table:table-column table:style-name="Table108.B"/>
        <table:table-row>
          <table:table-cell office:value-type="string">
            <text:p text:style-name="OOoTextBody">The <text:span text:style-name="OOoMenuPath">Symbol Shapes</text:span> icon <draw:frame draw:style-name="fr17" draw:name="graphics204" text:anchor-type="as-char" svg:width="0.3744in" svg:height="0.2244in" draw:z-index="96"><draw:image xlink:href="Pictures/100002010000002800000018CFC52A85.png" xlink:type="simple" xlink:show="embed" xlink:actuate="onLoad"/></draw:frame> provides an array of tools for drawing the various symbols.</text:p>
          </table:table-cell>
          <table:table-cell office:value-type="string">
            <text:p text:style-name="P26"><draw:frame draw:style-name="fr17" draw:name="graphics205" text:anchor-type="as-char" svg:width="1.7047in" svg:height="1.1957in" draw:z-index="97"><draw:image xlink:href="Pictures/10000000000000A4000000734BF67D44.png" xlink:type="simple" xlink:show="embed" xlink:actuate="onLoad"/></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TextBody">The <text:span text:style-name="OOoMenuPath">Block Arrows</text:span> icon <draw:frame draw:style-name="fr17" draw:name="graphics206" text:anchor-type="as-char" svg:width="0.3744in" svg:height="0.2244in" draw:z-index="98"><draw:image xlink:href="Pictures/10000201000000280000001863638E7D.png" xlink:type="simple" xlink:show="embed" xlink:actuate="onLoad"/></draw:frame> opens the Block Arrows toolbar.</text:p>
          </table:table-cell>
          <table:table-cell office:value-type="string">
            <text:p text:style-name="P26"><draw:frame draw:style-name="fr17" draw:name="graphics207" text:anchor-type="as-char" svg:width="1.6929in" svg:height="1.8035in" draw:z-index="99"><draw:image xlink:href="Pictures/10000000000000A4000000AFC9FEDF95.png" xlink:type="simple" xlink:show="embed" xlink:actuate="onLoad"/></draw:frame></text:p>
          </table:table-cell>
        </table:table-row>
      </table:table>
      <text:p text:style-name="OOoDefinitionTerm"><text:soft-page-break/>Flowcharts</text:p>
      <table:table table:name="Table110" table:style-name="Table110">
        <table:table-column table:style-name="Table110.A"/>
        <table:table-column table:style-name="Table110.B"/>
        <table:table-row>
          <table:table-cell office:value-type="string">
            <text:p text:style-name="OOoTextBody">The tools for drawing <text:alphabetical-index-mark text:string-value="flowchart symbols"/>flowcharts are accessed by clicking on the <text:span text:style-name="OOoMenuPath">Flowcharts</text:span> icon <draw:frame draw:style-name="fr17" draw:name="graphics208" text:anchor-type="as-char" svg:width="0.3744in" svg:height="0.2244in" draw:z-index="61"><draw:image xlink:href="Pictures/1000020100000028000000183A10B910.png" xlink:type="simple" xlink:show="embed" xlink:actuate="onLoad"/></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26"><draw:frame draw:style-name="fr17" draw:name="graphics209" text:anchor-type="as-char" svg:width="1.6929in" svg:height="1.8063in" draw:z-index="62"><draw:image xlink:href="Pictures/10000000000000A4000000AFA4B88AB2.png" xlink:type="simple" xlink:show="embed" xlink:actuate="onLoad"/></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TextBody">Use the <text:span text:style-name="OOoMenuPath">Callouts</text:span> icon <draw:frame draw:style-name="fr17" draw:name="graphics210" text:anchor-type="as-char" svg:width="0.3744in" svg:height="0.2244in" draw:z-index="65"><draw:image xlink:href="Pictures/100002010000002800000018CDEB6C08.png" xlink:type="simple" xlink:show="embed" xlink:actuate="onLoad"/></draw:frame> to open the <text:alphabetical-index-mark text:string-value="callouts"/>Callouts toolbar.</text:p>
          </table:table-cell>
          <table:table-cell office:value-type="string">
            <text:p text:style-name="P26"><draw:frame draw:style-name="fr17" draw:name="graphics211" text:anchor-type="as-char" svg:width="2.0134in" svg:height="0.5862in" draw:z-index="67"><draw:image xlink:href="Pictures/10000000000000BD000000373E7EC0E7.png" xlink:type="simple" xlink:show="embed" xlink:actuate="onLoad"/></draw:frame></text:p>
          </table:table-cell>
        </table:table-row>
      </table:table>
      <text:p text:style-name="OOoDefinitionTerm">Stars and banners</text:p>
      <table:table table:name="Table112" table:style-name="Table112">
        <table:table-column table:style-name="Table112.A"/>
        <table:table-column table:style-name="Table112.B"/>
        <table:table-row table:style-name="Table112.1">
          <table:table-cell office:value-type="string">
            <text:p text:style-name="OOoTextBody">These tools are associated with the Stars icon <draw:frame draw:style-name="fr17" draw:name="graphics212" text:anchor-type="as-char" svg:width="0.3744in" svg:height="0.2244in" draw:z-index="76"><draw:image xlink:href="Pictures/1000020100000028000000187307A5A5.png" xlink:type="simple" xlink:show="embed" xlink:actuate="onLoad"/></draw:frame>.</text:p>
          </table:table-cell>
          <table:table-cell office:value-type="string">
            <text:p text:style-name="P26"><draw:frame draw:style-name="fr17" draw:name="graphics213" text:anchor-type="as-char" svg:width="1.7311in" svg:height="0.8972in" draw:z-index="77"><draw:image xlink:href="Pictures/10000000000000A400000055C0751735.png" xlink:type="simple" xlink:show="embed" xlink:actuate="onLoad"/></draw:frame></text:p>
          </table:table-cell>
        </table:table-row>
      </table:table>
      <text:h text:style-name="OOoHeading_20_1" text:outline-level="2"><text:alphabetical-index-mark text:string-value="selecting objects"/>Selecting Objects</text:h>
      <text:h text:style-name="OOoHeading_20_2" text:outline-level="3">Direct Selection</text:h>
      <text:p text:style-name="OOoTextBody">The easiest way to select an object is to <text:span text:style-name="T5">click </text:span>directly on it. For objects that are not filled, click directly on the object's outline to select it.</text:p>
      <table:table table:name="Table113" table:style-name="Table113">
        <table:table-column table:style-name="Table113.A"/>
        <table:table-column table:style-name="Table113.B"/>
        <table:table-row table:style-name="Table113.1">
          <table:table-cell table:style-name="Table113.A1" office:value-type="string">
            <text:h text:style-name="OOoHeading_20_2" text:outline-level="3">Selection by <text:alphabetical-index-mark-start text:id="IMark61668304" text:key1="objects"/>Framing<text:alphabetical-index-mark-end text:id="IMark61668304"/></text:h>
            <text:p text:style-name="OOoTextBody">You can select several objects at once by using the mouse to drag a large rectangle around the objects, as shown. For this to work, the <text:span text:style-name="OOoMenuPath">Select</text:span> <draw:frame draw:style-name="fr14" draw:name="graphics385" text:anchor-type="as-char" svg:y="-0.2299in" svg:width="0.2402in" svg:height="0.2402in" draw:z-index="104"><draw:image xlink:href="Pictures/100000000000001A0000001A62C7204B.png" xlink:type="simple" xlink:show="embed" xlink:actuate="onLoad"/></draw:frame> icon on the Drawing toolbar must be active. Only objects that lie entirely within the rectangle are selected.</text:p>
          </table:table-cell>
          <table:table-cell table:style-name="Table113.A1" office:value-type="string">
            <text:p text:style-name="P15"><draw:frame draw:style-name="fr27" draw:name="graphics214" text:anchor-type="as-char" svg:width="1.3791in" svg:height="1.3126in" draw:z-index="105"><draw:image xlink:href="Pictures/10000000000000EE000000E421E9569B.png" xlink:type="simple" xlink:show="embed" xlink:actuate="onLoad"/></draw:frame></text:p>
          </table:table-cell>
        </table:table-row>
      </table:table>
      <text:h text:style-name="OOoHeading_20_2" text:outline-level="3">Selecting <text:alphabetical-index-mark-start text:id="IMark62135496"/><text:alphabetical-index-mark-start text:id="IMark61652828" text:key1="objects"/>Hidden<text:alphabetical-index-mark-end text:id="IMark61652828"/> Objects<text:alphabetical-index-mark-end text:id="IMark62135496"/></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key and click until you reach the object you want. To cycle through the objects in reverse order, hold down the <text:span text:style-name="OOoKeystroke">Alt+Shift </text:span><text:span text:style-name="OOoKeystroke"><text:span text:style-name="T11">keys</text:span></text:span>. The number and type of selected objects is shown at the left of the status bar to help you select the correct object.</text:p>
      <table:table table:name="Table114" table:style-name="Table114">
        <table:table-column table:style-name="Table114.A"/>
        <table:table-column table:style-name="Table114.B"/>
        <table:table-row>
          <table:table-cell table:style-name="Table114.A1" office:value-type="string">
            <text:p text:style-name="OOoTip_2f_Note_2f_Caution">Note</text:p>
          </table:table-cell>
          <table:table-cell table:style-name="Table114.A1" office:value-type="string">
            <text:p text:style-name="OOoTableText">This method generally works in Windows, but on a Linux system it usually does not. If the <text:span text:style-name="OOoKeystroke">Alt</text:span> key on your system does not operate as described above, use the <text:span text:style-name="OOoKeystroke">Tab</text:span> key method described below.</text:p>
          </table:table-cell>
        </table:table-row>
      </table:table>
      <text:p text:style-name="OOoTextBody"><text:soft-page-break/>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numerous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15"><draw:frame draw:style-name="fr28" draw:name="graphics215" text:anchor-type="as-char" svg:width="1.5835in" svg:height="1.3799in" draw:z-index="106"><draw:image xlink:href="Pictures/10000000000000B800000098ADE37368.png" xlink:type="simple" xlink:show="embed" xlink:actuate="onLoad"/></draw:frame></text:p>
          </table:table-cell>
        </table:table-row>
      </table:table>
      <text:h text:style-name="OOoHeading_20_2" text:outline-level="3"><text:alphabetical-index-mark text:string-value="arranging objects"/><text:alphabetical-index-mark text:string-value="arranging" text:key1="objects"/>Arranging Objects</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4">B</text:span><text:span text:style-name="OOoMenuPath">ring Forward</text:span> or <text:alphabetical-index-mark text:string-value="send backward"/><text:span text:style-name="T4">S</text:span><text:span text:style-name="OOoMenuPath">end Backward.</text:span> Or right-click the object, select <text:span text:style-name="OOoMenuPath">Arrange</text:span> from the context menu, then choose <text:span text:style-name="T4">B</text:span><text:span text:style-name="OOoMenuPath">ring Forward</text:span> or <text:span text:style-name="T4">S</text:span><text:span text:style-name="OOoMenuPath">end Backward</text:span>.</text:p>
      <text:p text:style-name="P16">These options are also available from the Arrange tear-off toolbar from the <draw:frame draw:style-name="fr29" draw:name="Grafik80" text:anchor-type="as-char" svg:width="0.4335in" svg:height="0.2756in" draw:z-index="107"><draw:image xlink:href="Pictures/100000000000002300000016D681F4CE.png" xlink:type="simple" xlink:show="embed" xlink:actuate="onLoad"/></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alphabetical-index-mark text:string-value="Selecting Several" text:key1="Objects"/>Selecting Several Objects</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alphabetical-index-mark text:string-value="Moving" text:key1="Objects"/>Moving and Dynamically <text:alphabetical-index-mark text:string-value="Adjusting Size" text:key1="Objects"/>Adjusting an Object’s Size</text:h>
      <text:p text:style-name="OOoTextBody">There are several ways of moving or changing the size of an object. The <text:span text:style-name="OOoEmphasis">dynamic</text:span> method<text:span text:style-name="T10">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alphabetical-index-mark text:string-value="Dynamic Movement" text:key1="Objects"/>Dynamic Movement of Objects</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5">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15"><draw:frame draw:style-name="fr17" draw:name="graphics216" text:anchor-type="as-char" svg:width="1.811in" svg:height="1.4555in" draw:z-index="84"><draw:image xlink:href="Pictures/10000000000000A3000000834A22B198.png" xlink:type="simple" xlink:show="embed" xlink:actuate="onLoad"/></draw:frame></text:p>
          </table:table-cell>
        </table:table-row>
      </table:table>
      <text:h text:style-name="OOoHeading_20_2" text:outline-level="3"><text:soft-page-break/><text:alphabetical-index-mark text:string-value="Dynamic Size Modification" text:key1="Objects"/>Dynamic Size Modification of Objects</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move one of the <text:span text:style-name="T5">handles </text:span>located around the selection. As shown in the following illustration, a faded version of the new object shape is shown.</text:p>
          </table:table-cell>
          <table:table-cell office:value-type="string">
            <text:p text:style-name="P15"><draw:frame draw:style-name="fr16" draw:name="graphics217" text:anchor-type="as-char" svg:width="1.8417in" svg:height="1.1917in" draw:z-index="57"><draw:image xlink:href="Pictures/10000000000000BE0000007B3E2A8271.png" xlink:type="simple" xlink:show="embed" xlink:actuate="onLoad"/></draw:frame></text:p>
          </table:table-cell>
        </table:table-row>
      </table:table>
      <text:p text:style-name="OOoTextBody">The results depend on which <text:span text:style-name="T5">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able:table-row>
          <table:table-cell table:style-name="Table118.A1" office:value-type="string">
            <text:p text:style-name="OOoTip_2f_Note_2f_Caution">Note</text:p>
          </table:table-cell>
          <table:table-cell table:style-name="Table118.A1" office:value-type="string">
            <text:p text:style-name="OOoTableText">If you press the <text:span text:style-name="OOoKeystroke">Shift</text:span> key while resizing an object, the change in size will be carried out symmetrically with respect to the two axes, so that the aspect (height/length) ratio of the object remains the same.</text:p>
          </table:table-cell>
        </table:table-row>
      </table:table>
      <text:h text:style-name="OOoHeading_20_2" text:outline-level="3"><text:alphabetical-index-mark text:string-value="rotating" text:key1="objects"/><text:alphabetical-index-mark text:string-value="rotating an object"/>Rotation</text:h>
      <text:p text:style-name="OOoTextBody">Rotating an object lets you move the object around an axis. To do this dynamically (with the mouse), use the red handles, as you do when changing the size of the object. To get the red handles, click once on the object to select it and then click once on a green handle.</text:p>
      <table:table table:name="Table119" table:style-name="Table119">
        <table:table-column table:style-name="Table119.A"/>
        <table:table-column table:style-name="Table119.B"/>
        <table:table-row>
          <table:table-cell table:style-name="Table119.A1" office:value-type="string">
            <text:p text:style-name="OOoTip_2f_Note_2f_Caution">Note</text:p>
          </table:table-cell>
          <table:table-cell table:style-name="Table119.A1" office:value-type="string">
            <text:p text:style-name="OOoTableText">Rotation works in a slightly different way for 3D objects because the rotation occurs in 3D space and not in one plane. See Chapter 7 (Working with 3D Objects) in the <text:span text:style-name="OOoEmphasis">Draw Guide</text:span>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an arrow at each end. A 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Figure19">Figure 20</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5" draw:name="Frame129" text:anchor-type="as-char" svg:width="3.5602in" draw:z-index="64"><draw:text-box fo:min-height="2.3362in"><text:p text:style-name="OOoFigureCaption"><draw:frame draw:style-name="fr30" draw:name="graphics218" text:anchor-type="paragraph" svg:x="0.0016in" svg:y="0.0008in" svg:width="3.5602in" style:rel-width="100%" svg:height="2.3362in" style:rel-height="scale" draw:z-index="68"><draw:image xlink:href="Pictures/100000000000017D000000FA7321C4F2.png" xlink:type="simple" xlink:show="embed" xlink:actuate="onLoad"/></draw:frame>Figure <text:sequence text:ref-name="refFigure19" text:name="Figure" text:formula="ooow:Figure+1" style:num-format="1">20</text:sequence>: Rotating an object</text:p></draw:text-box></draw:frame></text:p>
      <text:h text:style-name="OOoHeading_20_2" text:outline-level="3"><text:soft-page-break/><text:alphabetical-index-mark text:string-value="inclination"/>Inclination and Perspective</text:h>
      <text:p text:style-name="OOoTextBody">To slant or <text:alphabetical-index-mark text:string-value="slanting an object"/>shear objects, use the red handles located at the midpoint of an edge of the selected objects. The mouse pointer changes to a <draw:frame draw:style-name="fr31" draw:name="Grafik50" text:anchor-type="as-char" svg:y="-0.1374in" svg:width="0.2165in" svg:height="0.1535in" draw:z-index="22"><draw:image xlink:href="Pictures/10000000000000170000001132966683.png" xlink:type="simple" xlink:show="embed" xlink:actuate="onLoad"/></draw:frame> when the pointer hovers over one of these midpoint handles. Not every object can be slanted; basic shapes can be rotated but not slanted.</text:p>
      <table:table table:name="Table120" table:style-name="Table120">
        <table:table-column table:style-name="Table120.A"/>
        <table:table-column table:style-name="Table120.B"/>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4" draw:name="graphics387" text:anchor-type="as-char" svg:y="-0.1366in" svg:width="0.2398in" svg:height="0.1772in" draw:z-index="29"><draw:image xlink:href="Pictures/10000000000000170000001132966683.png" xlink:type="simple" xlink:show="embed" xlink:actuate="onLoad"/></draw:frame> handle icon is showing before dragging).</text:p>
            <text:p text:style-name="P16">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g text:anchor-type="as-char" draw:z-index="12" draw:name="Shape10" draw:style-name="gr1"><draw:frame draw:style-name="gr2" draw:text-style-name="P42" svg:width="2.5461in" svg:height="1.7323in" svg:x="0in" svg:y="0in"><draw:image xlink:href="Pictures/10000000000000DB00000095193EEA2F.png" xlink:type="simple" xlink:show="embed" xlink:actuate="onLoad"><text:p/></draw:image></draw:frame><draw:frame draw:style-name="gr2" draw:text-style-name="P42" svg:width="0.2394in" svg:height="0.1768in" svg:x="1.7945in" svg:y="1.339in"><draw:image xlink:href="Pictures/10000000000000170000001132966683.png" xlink:type="simple" xlink:show="embed" xlink:actuate="onLoad"><text:p/></draw:image></draw:frame></draw:g></text:p>
          </table:table-cell>
        </table:table-row>
      </table:table>
      <text:h text:style-name="OOoHeading_20_1" text:outline-level="2"><text:bookmark-start text:name="__RefHeading__33804_2069420273"/>Editing Objects<text:bookmark-end text:name="__RefHeading__33804_2069420273"/></text:h>
      <text:p text:style-name="P4">To change an object’s attributes (such as color and border width) you can use the Area and Line panels of the <text:span text:style-name="T17">Sidebar</text:span>, the Line and Filling toolbar or the context menu.</text:p>
      <text:p text:style-name="OOoTextBody">If the Line and Filling toolbar (<text:sequence-ref text:reference-format="category-and-value" text:ref-name="refFigure20">Figure 21</text:sequence-ref>) is not visible, you can display it using<text:span text:style-name="T11"> </text:span><text:span text:style-name="OOoMenuPath"><text:span text:style-name="T11">View &gt; Toolbars &gt; Line and Filling</text:span></text:span><text:span text:style-name="T11">. From here you can edit the most common object attributes. You can also open the Line dialog by clicking on the Line </text:span><text:span text:style-name="T11"><draw:frame draw:style-name="fr14" draw:name="graphics219" text:anchor-type="as-char" svg:y="-0.228in" svg:width="0.2756in" svg:height="0.2638in" draw:z-index="23"><draw:image xlink:href="Pictures/1000000000000019000000188D9410FC.png" xlink:type="simple" xlink:show="embed" xlink:actuate="onLoad"/></draw:frame></text:span><text:span text:style-name="T11"> icon and the Area dialog by clicking on the Area </text:span><text:span text:style-name="T11"><draw:frame draw:style-name="fr14" draw:name="graphics220" text:anchor-type="as-char" svg:y="-0.2126in" svg:width="0.2756in" svg:height="0.2638in" draw:z-index="25"><draw:image xlink:href="Pictures/100000000000001C0000001B93F2ACDD.png" xlink:type="simple" xlink:show="embed" xlink:actuate="onLoad"/></draw:frame></text:span><text:span text:style-name="T11"> icon to see more options.</text:span><text:span text:style-name="T11"> </text:span></text:p>
      <text:p text:style-name="OOoTextBody"><text:span text:style-name="T11">The same icons are available on </text:span>the <text:span text:style-name="T17">Sidebar</text:span>, though<text:span text:style-name="T11"> the </text:span><text:span text:style-name="T11">More Options icons are at the right edge of the title bar of the Line and Area panels</text:span></text:p>
      <table:table table:name="Table121" table:style-name="Table121">
        <table:table-column table:style-name="Table121.A"/>
        <table:table-column table:style-name="Table121.B"/>
        <table:table-column table:style-name="Table121.C"/>
        <table:table-row>
          <table:table-cell table:style-name="Table121.A1" table:number-columns-spanned="3" office:value-type="string">
            <text:p text:style-name="P28"><draw:frame draw:style-name="fr16" draw:name="graphics221" text:anchor-type="as-char" svg:width="6.689in" svg:height="0.6728in" draw:z-index="38"><draw:image xlink:href="Pictures/10000201000002F60000004864506762.png" xlink:type="simple" xlink:show="embed" xlink:actuate="onLoad"/></draw:frame></text:p>
          </table:table-cell>
          <table:covered-table-cell/>
          <table:covered-table-cell/>
        </table:table-row>
        <table:table-row>
          <table:table-cell table:style-name="Table121.A1" office:value-type="string">
            <text:p text:style-name="P29"><text:span text:style-name="T4">1</text:span> <text:s/>Styles and Formatting</text:p>
            <text:p text:style-name="P29"><text:span text:style-name="T4">2 </text:span><text:s/>Line</text:p>
            <text:p text:style-name="P29"><text:span text:style-name="T4">3</text:span> <text:s/>Arrow Style</text:p>
          </table:table-cell>
          <table:table-cell table:style-name="Table121.A1" office:value-type="string">
            <text:p text:style-name="P29"><text:span text:style-name="T4">4</text:span> <text:s/>Line Style</text:p>
            <text:p text:style-name="P29"><text:span text:style-name="T4">5 </text:span><text:s/>Line Width</text:p>
            <text:p text:style-name="P29"><text:span text:style-name="T4">6 </text:span><text:s/>Line Color</text:p>
          </table:table-cell>
          <table:table-cell table:style-name="Table121.A1" office:value-type="string">
            <text:p text:style-name="P29"><text:span text:style-name="T4">7</text:span> <text:s text:c="5"/>Area</text:p>
            <text:p text:style-name="P29"><text:span text:style-name="T4">8–9</text:span> <text:s/>Area Style / Filling</text:p>
            <text:p text:style-name="P29"><text:span text:style-name="T4">10</text:span> <text:s text:c="3"/>Shadow</text:p>
          </table:table-cell>
        </table:table-row>
        <table:table-row>
          <table:table-cell table:style-name="Table121.A1" table:number-columns-spanned="3" office:value-type="string">
            <text:p text:style-name="OOoFigureCaption">Figure <text:sequence text:ref-name="refFigure20" text:name="Figure" text:formula="ooow:Figure+1" style:num-format="1">21</text:sequence>: Line and Filling toolbar</text:p>
          </table:table-cell>
          <table:covered-table-cell/>
          <table:covered-table-cell/>
        </table:table-row>
      </table:table>
      <text:p text:style-name="OOoTextBody">When you select text, this toolbar changes to show text formatting options.</text:p>
      <text:h text:style-name="OOoHeading_20_2" text:outline-level="3">The <text:alphabetical-index-mark-start text:id="IMark61652828"/>Context Menu<text:alphabetical-index-mark-end text:id="IMark61652828"/></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text:soft-page-break/>Editing <text:alphabetical-index-mark text:string-value="Lines, Editing"/>Lines and <text:alphabetical-index-mark text:string-value="Borders, Editing"/>Borders</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26"><draw:frame draw:style-name="fr32" draw:name="graphics222" text:anchor-type="as-char" svg:width="2.2925in" style:rel-width="88%" svg:height="1.361in" style:rel-height="scale" draw:z-index="47"><draw:image xlink:href="Pictures/100000000000013A000000AD136E6E41.png" xlink:type="simple" xlink:show="embed" xlink:actuate="onLoad"/></draw:frame></text:p>
          </table:table-cell>
        </table:table-row>
      </table:table>
      <text:p text:style-name="OOoTextBody">You can change some properties from the Line and Filling toolbar. To see more options, select the object and click on the Line <draw:frame draw:style-name="fr14" draw:name="graphics223" text:anchor-type="as-char" svg:y="-0.148in" svg:width="0.2083in" svg:height="0.2in" draw:z-index="48"><draw:image xlink:href="Pictures/1000000000000019000000188D9410FC.png" xlink:type="simple" xlink:show="embed" xlink:actuate="onLoad"/></draw:frame> icon or right-click on the object and choose <text:span text:style-name="OOoMenuPath">Line</text:span><text:span text:style-name="OOoMenuPath"><text:span text:style-name="T1"> from the context menu</text:span></text:span><text:span text:style-name="T1">. </text:span>This opens the Line dialog.</text:p>
      <text:h text:style-name="OOoHeading_20_2" text:outline-level="3">Common <text:alphabetical-index-mark-start text:id="IMark61649900"/>Line Properties<text:alphabetical-index-mark-end text:id="IMark61649900"/></text:h>
      <text:p text:style-name="OOoTextBody">In most cases the property you want to change is the line’s style (solid, dashed, invisible, and so on), its color, or its width. These options are all available on the <text:span text:style-name="T17">Sidebar</text:span> or from the Line and Filling toolbar (<text:sequence-ref text:reference-format="category-and-value" text:ref-name="refFigure5">Figure 6</text:sequence-ref>).</text:p>
      <text:p text:style-name="OOoTextBody">You can also edit these properties from the Line dialog, where you can also change the line’s transparency. <text:sequence-ref text:reference-format="category-and-value" text:ref-name="refFigure21">Figure 22</text:sequence-ref> illustrates different degrees of transparency.</text:p>
      <text:p text:style-name="OOoFigure"><draw:frame draw:style-name="fr6" draw:name="Frame130" text:anchor-type="as-char" svg:width="3.6102in" draw:z-index="13"><draw:text-box fo:min-height="2.0339in"><text:p text:style-name="P19"><draw:g text:anchor-type="as-char" draw:z-index="14" draw:name="Shape11" draw:style-name="gr1"><draw:rect draw:style-name="gr15" draw:text-style-name="P45" svg:width="1.9689in" svg:height="1.1815in" svg:x="0in" svg:y="0.1965in"><text:p/></draw:rect><draw:line draw:style-name="gr16" draw:text-style-name="P45" svg:x1="1.5752in" svg:y1="1.5752in" svg:x2="1.5752in" svg:y2="0in"><text:p/></draw:line><draw:line draw:style-name="gr17" draw:text-style-name="P45" svg:x1="0.3937in" svg:y1="1.5752in" svg:x2="0.3937in" svg:y2="0in"><text:p/></draw:line><draw:line draw:style-name="gr18" draw:text-style-name="P45" svg:x1="0.9839in" svg:y1="1.5752in" svg:x2="0.9839in" svg:y2="0in"><text:p/></draw:line></draw:g></text:p><text:p text:style-name="OOoFigureCaption">Figure <text:sequence text:ref-name="refFigure21" text:name="Figure" text:formula="ooow:Figure+1" style:num-format="1">22</text:sequence>: The vertical lines have different levels of transparency (0%, 25%, and 50%).</text:p></draw:text-box></draw:frame></text:p>
      <text:h text:style-name="OOoHeading_20_2" text:outline-level="3"><draw:frame draw:style-name="fr33" draw:name="graphics239" text:anchor-type="paragraph" svg:x="5.6807in" svg:y="-0.0354in" svg:width="0.9689in" svg:height="2.3626in" draw:z-index="20"><draw:image xlink:href="Pictures/100000000000007A0000012F7F691ED9.png" xlink:type="simple" xlink:show="embed" xlink:actuate="onLoad"/></draw:frame>Drawing <text:alphabetical-index-mark-start text:id="IMark61649900"/>Arrows<text:alphabetical-index-mark-end text:id="IMark61649900"/></text:h>
      <text:p text:style-name="OOoTextBody">Arrowheads (and other line endings—usually referred to collectively as arrows) are a line property. Select a line and click on the <text:span text:style-name="OOoMenuPath">Arrow Style</text:span> <draw:frame draw:style-name="fr14" draw:name="graphics224" text:anchor-type="as-char" svg:y="-0.1874in" svg:width="0.3098in" svg:height="0.2311in" draw:z-index="49"><draw:image xlink:href="Pictures/100000000000003100000025C18555CC.png" xlink:type="simple" xlink:show="embed" xlink:actuate="onLoad"/></draw:frame> icon on the <text:span text:style-name="T17">Sidebar</text:span> or from the Line and Filling toolbar. This opens the Arrowheads menu.</text:p>
      <text:p text:style-name="OOoTextBody">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Customizing <text:alphabetical-index-mark text:string-value="Line, Customizing"/>Line and <text:alphabetical-index-mark text:string-value="Arrow Styles, Customizing"/>Arrow Styles</text:h>
      <text:p text:style-name="OOoTextBody">You can modify the line and arrow styles and create your own. See Chapter 4 (Changing Object Attributes) in the <text:span text:style-name="OOoEmphasis">Draw Guide</text:span> for details.</text:p>
      <text:h text:style-name="P32" text:outline-level="3"><text:soft-page-break/>Editing the Inside (<text:alphabetical-index-mark text:string-value="Fill, Editing"/>Fill) of an Object</text:h>
      <text:p text:style-name="P9">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13"><draw:frame draw:style-name="fr17" draw:name="graphics225" text:anchor-type="as-char" svg:width="3.1307in" svg:height="1.6575in" draw:z-index="27"><draw:image xlink:href="Pictures/100000000000012E000000A0D1AC1EAB.png" xlink:type="simple" xlink:show="embed" xlink:actuate="onLoad"/></draw:frame></text:p>
      <text:p text:style-name="P9">In most cases, you will choose one of the standard fill options, which are all available from the <text:span text:style-name="T17">Sidebar</text:span> or the Line and Filling toolbar. You can also define your own area fills; see Chapter 4 in the <text:span text:style-name="OOoEmphasis">Draw Guide</text:span> for details.</text:p>
      <text:h text:style-name="P32" text:outline-level="3">Adding a <text:alphabetical-index-mark text:string-value="shadows"/>Shadow</text:h>
      <table:table table:name="Table123" table:style-name="Table123">
        <table:table-column table:style-name="Table123.A"/>
        <table:table-column table:style-name="Table123.B"/>
        <table:table-row>
          <table:table-cell office:value-type="string">
            <text:p text:style-name="OOoTextBody">In Draw, shadows are considered as an area property. Click on the Shadow <draw:frame draw:style-name="fr14" draw:name="graphics226" text:anchor-type="as-char" svg:y="-0.1508in" svg:width="0.2425in" svg:height="0.211in" draw:z-index="28"><draw:image xlink:href="Pictures/100000000000001700000014BCCE86E6.png" xlink:type="simple" xlink:show="embed" xlink:actuate="onLoad"/></draw:frame> icon on the Line and Filling toolbar. This icon is not available directly on the <text:span text:style-name="T17">Sidebar</text:span> but the Shadow function is on the Area dialog reached through the More Options icon at the top right of the Area panel.</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26"><draw:frame draw:style-name="fr17" draw:name="graphics227" text:anchor-type="as-char" svg:width="1.5335in" svg:height="1.1764in" draw:z-index="30"><draw:image xlink:href="Pictures/10000000000000A900000082DD68D8C7.png" xlink:type="simple" xlink:show="embed" xlink:actuate="onLoad"/></draw:frame></text:p>
          </table:table-cell>
        </table:table-row>
      </table:table>
      <text:h text:style-name="OOoHeading_20_2" text:outline-level="3">Adding <text:alphabetical-index-mark-start text:id="IMark61652828"/>Transparency<text:alphabetical-index-mark-end text:id="IMark61652828"/></text:h>
      <text:p text:style-name="OOoTextBody">You can make objects partly or fully transparent, or even with a varying degree of transparency (as a gradient).</text:p>
      <text:h text:style-name="OOoHeading_20_1" text:outline-level="2">Using <text:alphabetical-index-mark-start text:id="IMark61652828"/>Styles<text:alphabetical-index-mark-end text:id="IMark61652828"/></text:h>
      <text:p text:style-name="P7">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Special Effects</text:h>
      <text:p text:style-name="OOoTextBody">With Draw, you can apply many special effects to objects and groups of objects. This section describes a few of these effects. The icons for these effects are available on the Drawing toolbar under the <draw:frame draw:style-name="fr14" draw:name="graphics1" text:anchor-type="as-char" svg:y="-0.2819in" svg:width="0.2756in" svg:height="0.2756in" draw:z-index="31"><draw:image xlink:href="Pictures/100000000000001400000014E550AC59.png" xlink:type="simple" xlink:show="embed" xlink:actuate="onLoad"/></draw:frame> icon. More effects include distorting, shadows, and transparency can be found in Chapter 4 (Changing Object Attributes) in the <text:span text:style-name="OOoEmphasis">Draw Guide.</text:span></text:p>
      <text:h text:style-name="OOoHeading_20_2" text:outline-level="3"><text:soft-page-break/><text:alphabetical-index-mark text:string-value="flip an object"/>Flip an Object</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14" draw:name="graphics228" text:anchor-type="as-char" svg:y="-0.2819in" svg:width="0.2756in" svg:height="0.2756in" draw:z-index="32"><draw:image xlink:href="Pictures/100000000000001400000014E550AC59.png" xlink:type="simple" xlink:show="embed" xlink:actuate="onLoad"/></draw:frame>. You will see a dashed line through the middle of the object.</text:p>
          </table:table-cell>
          <table:table-cell office:value-type="string">
            <text:p text:style-name="P26"><draw:frame draw:style-name="fr17" draw:name="graphics229" text:anchor-type="as-char" svg:width="1.3307in" svg:height="0.8335in" draw:z-index="33"><draw:image xlink:href="Pictures/1000000000000132000000C203BC44F3.png" xlink:type="simple" xlink:show="embed" xlink:actuate="onLoad"/></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26"><draw:frame draw:style-name="fr17" draw:name="graphics230" text:anchor-type="as-char" svg:width="1.3181in" svg:height="0.7835in" draw:z-index="34"><draw:image xlink:href="Pictures/1000000000000132000000B84A9D4424.png" xlink:type="simple" xlink:show="embed" xlink:actuate="onLoad"/></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26"><draw:frame draw:style-name="fr17" draw:name="graphics231" text:anchor-type="as-char" svg:width="1.3071in" svg:height="1.2047in" draw:z-index="35"><draw:image xlink:href="Pictures/100000000000010F000000FD33365804.png" xlink:type="simple" xlink:show="embed" xlink:actuate="onLoad"/></draw:frame></text:p>
          </table:table-cell>
        </table:table-row>
      </table:table>
      <table:table table:name="Table176" table:style-name="Table176">
        <table:table-column table:style-name="Table176.A"/>
        <table:table-column table:style-name="Table176.B"/>
        <table:table-row>
          <table:table-cell table:style-name="Table176.A1" office:value-type="string">
            <text:p text:style-name="OOoTip_2f_Note_2f_Caution">Note</text:p>
          </table:table-cell>
          <table:table-cell table:style-name="Table176.B1" office:value-type="string">
            <text:p text:style-name="OOoTableText">If you hold down the <text:span text:style-name="OOoKeystroke">Shift</text:span> key while moving the line, the line will rotate in 45-degree increments.</text:p>
          </table:table-cell>
        </table:table-row>
      </table:table>
      <text:h text:style-name="OOoHeading_20_2" text:outline-level="3"><text:alphabetical-index-mark text:string-value="mirror copies"/>Mirror Copies</text:h>
      <text:p text:style-name="P6">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able:table-row>
          <table:table-cell office:value-type="string">
            <text:p text:style-name="P27"><draw:frame draw:style-name="fr17" draw:name="graphics232" text:anchor-type="as-char" svg:width="2.0783in" svg:height="1.3071in" draw:z-index="40"><draw:image xlink:href="Pictures/10000000000000E500000090900D1A37.png" xlink:type="simple" xlink:show="embed" xlink:actuate="onLoad"/></draw:frame></text:p>
          </table:table-cell>
          <table:table-cell office:value-type="string">
            <text:p text:style-name="P27"><draw:frame draw:style-name="fr17" draw:name="graphics233" text:anchor-type="as-char" svg:width="2.1165in" svg:height="1.3311in" draw:z-index="43"><draw:image xlink:href="Pictures/10000000000000E5000000908B337645.png" xlink:type="simple" xlink:show="embed" xlink:actuate="onLoad"/></draw:frame></text:p>
          </table:table-cell>
        </table:table-row>
      </table:table>
      <text:h text:style-name="OOoHeading_20_2" text:outline-level="3"><text:alphabetical-index-mark text:string-value="distorting an image"/>Distorting an Image</text:h>
      <text:p text:style-name="P4">There are three tools on the <text:span text:style-name="OOoMenuPath">Effects</text:span> menu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reference-mark-start text:name="Dynamic gradients"/><text:alphabetical-index-mark text:string-value="dynamic gradients"/>Dynamic G<text:alphabetical-index-mark-start text:id="IMark61649900"/>radients<text:alphabetical-index-mark-end text:id="IMark61649900"/><text:reference-mark-end text:name="Dynamic gradients"/></text:h>
      <text:p text:style-name="OOoTextBody">You can control <text:alphabetical-index-mark-start text:id="IMark61652828"/>transparency<text:alphabetical-index-mark-end text:id="IMark61652828"/>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text:soft-page-break/>Duplication</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10">To start <text:alphabetical-index-mark-start text:id="IMark61649900"/><text:alphabetical-index-mark-start text:id="IMark61652828" text:key1="drawing"/>duplication<text:alphabetical-index-mark-end text:id="IMark61652828"/><text:alphabetical-index-mark-end text:id="IMark61649900"/>, click on an object or group and choose <text:span text:style-name="OOoMenuPath">Edit</text:span><text:span text:style-name="OOoComputerCode"><text:span text:style-name="T3"> &gt; </text:span></text:span><text:span text:style-name="OOoMenuPath">Duplicate</text:span><text:span text:style-name="OOoMenuPath"><text:span text:style-name="T1">. </text:span></text:span>The dialog shown in <text:sequence-ref text:reference-format="category-and-value" text:ref-name="refFigure22">Figure 23</text:sequence-ref> appears. When the options chosen in that dialog are applied to a blue rectangle, they produce the result shown in <text:sequence-ref text:reference-format="category-and-value" text:ref-name="refFigure23">Figure 24</text:sequence-ref>.</text:p>
      <text:p text:style-name="P11"><draw:frame draw:style-name="fr1" draw:name="Frame131" text:anchor-type="as-char" svg:y="-3.4846in" svg:width="4.0689in" draw:z-index="100"><draw:text-box fo:min-height="3.7693in"><text:p text:style-name="OOoFigureCaption"><draw:frame draw:style-name="fr17" draw:name="graphics234" text:anchor-type="as-char" svg:width="4.0689in" svg:height="3.5047in" draw:z-index="101"><draw:image xlink:href="Pictures/10000000000001C700000188A2E52845.png" xlink:type="simple" xlink:show="embed" xlink:actuate="onLoad"/></draw:frame></text:p><text:p text:style-name="OOoFigureCaption">Figure <text:sequence text:ref-name="refFigure22" text:name="Figure" text:formula="ooow:Figure+1" style:num-format="1">23</text:sequence>: Duplicating an object</text:p></draw:text-box></draw:frame></text:p>
      <text:p text:style-name="OOoFigure"><draw:frame draw:style-name="fr12" draw:name="Frame132" text:anchor-type="as-char" svg:y="-2.461in" svg:width="2.4173in" draw:z-index="102"><draw:text-box fo:min-height="2.3453in"><text:p text:style-name="OOoFigureCaption"><draw:frame draw:style-name="fr30" draw:name="graphics235" text:anchor-type="paragraph" svg:x="0.0016in" svg:y="0.0008in" svg:width="2.4173in" style:rel-width="100%" svg:height="2.3453in" style:rel-height="scale" draw:z-index="103"><draw:image xlink:href="Pictures/10000000000000E3000000DC8BE49CA3.png" xlink:type="simple" xlink:show="embed" xlink:actuate="onLoad"/></draw:frame>Figure <text:sequence text:ref-name="refFigure23" text:name="Figure" text:formula="ooow:Figure+1" style:num-format="1">24</text:sequence>: Result of duplication</text:p></draw:text-box></draw:frame></text:p>
      <text:h text:style-name="OOoHeading_20_2" text:outline-level="3">Cross-fading</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span text:style-name="OOoKeystroke">Shift</text:span> key while selecting each object in turn) and then choose <text:span text:style-name="OOoMenuPath">Edit &gt; Cross-fading</text:span>.</text:p>
      <text:p text:style-name="OOoTextBody"><text:soft-page-break/>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5">Figure 26</text:sequence-ref>.</text:p>
      <text:p text:style-name="P12"><draw:frame draw:style-name="fr5" draw:name="Frame133" text:anchor-type="as-char" fo:min-width="0.3937in" draw:z-index="21"><draw:text-box fo:min-height="1.6181in"><text:p text:style-name="OOoFigureCaption"><draw:frame draw:style-name="fr17" draw:name="graphics236" text:anchor-type="as-char" svg:width="3.9701in" svg:height="1.6299in" draw:z-index="26"><draw:image xlink:href="Pictures/10000000000001A7000000AEF46E4381.png" xlink:type="simple" xlink:show="embed" xlink:actuate="onLoad"/></draw:frame></text:p><text:p text:style-name="OOoFigureCaption">Figure <text:sequence text:ref-name="refFigure24" text:name="Figure" text:formula="ooow:Figure+1" style:num-format="1">25</text:sequence>: Choosing cross-fading settings</text:p></draw:text-box></draw:frame></text:p>
      <text:p text:style-name="OOoFigure"><draw:frame draw:style-name="fr13" draw:name="Frame134" text:anchor-type="as-char" svg:width="2.8362in" draw:z-index="15"><draw:text-box fo:min-height="1.4417in"><text:p text:style-name="OOoFigureCaption"><draw:g text:anchor-type="as-char" draw:z-index="16" draw:name="Shape12" draw:style-name="gr19"><draw:custom-shape draw:style-name="gr20" draw:text-style-name="P45" svg:width="0.6217in" svg:height="0.4413in" svg:x="0in" svg:y="0.0484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21" draw:text-style-name="P45" svg:width="0.4831in" svg:height="0.5307in" svg:x="0.5583in" svg:y="0.6508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custom-shape draw:style-name="gr22" draw:text-style-name="P45" svg:width="0.4713in" svg:height="0.2835in" svg:x="1.1571in" svg:y="0.42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3"><draw:custom-shape draw:style-name="gr20" draw:text-style-name="P45" svg:width="0.6205in" svg:height="0.4413in" svg:x="1.7154in" svg:y="0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polygon draw:style-name="gr23" draw:text-style-name="P45" svg:width="0.5807in" svg:height="0.4496in" svg:x="1.8047in" svg:y="0.0874in" svg:viewBox="0 0 1476 1143" draw:points="753,1143 640,1004 612,982 594,960 582,933 554,940 526,947 497,949 469,953 441,954 411,947 383,942 355,931 326,919 303,905 279,889 256,870 240,845 222,820 212,796 194,774 166,771 139,764 113,751 90,736 67,718 42,700 23,681 12,653 4,628 2,598 0,570 4,542 9,512 19,487 37,462 55,437 79,418 102,399 131,383 157,370 173,358 159,335 145,310 139,284 141,256 146,228 152,199 161,173 182,152 199,131 224,113 249,95 275,79 305,72 335,64 367,67 397,76 427,85 453,99 480,118 499,141 527,146 545,125 570,109 596,101 630,95 665,81 693,92 718,102 741,93 764,76 788,56 815,39 838,23 871,16 901,9 931,4 963,0 991,2 1021,7 1048,14 1074,26 1101,39 1125,55 1148,74 1168,95 1185,118 1201,143 1207,169 1212,198 1215,224 1238,233 1268,236 1300,240 1330,247 1360,258 1388,272 1411,291 1432,310 1448,337 1461,362 1468,390 1475,418 1476,446 1473,476 1468,503 1453,529 1438,552 1418,573 1399,591 1374,607 1351,624 1363,651 1376,677 1385,707 1383,736 1374,764 1369,792 1356,818 1342,845 1328,868 1305,889 1282,908 1258,923 1233,937 1207,949 1178,956 1150,961 1120,963 1092,958 1062,958 1034,958 1005,953 979,940 958,942 945,968 921,988 894,1002 864,1014"><text:p/></draw:polygon><draw:polygon draw:style-name="gr24" draw:text-style-name="P45" svg:width="0.5421in" svg:height="0.4622in" svg:x="1.8937in" svg:y="0.1736in" svg:viewBox="0 0 1378 1175" draw:points="706,1175 512,905 487,878 473,857 460,836 439,840 415,841 390,841 367,841 344,841 321,834 296,827 273,817 250,804 231,790 210,774 194,757 180,736 168,713 159,688 146,670 123,665 101,658 83,646 64,630 46,616 28,600 16,580 7,556 0,533 0,506 0,482 5,457 11,432 23,409 39,386 56,367 78,349 99,332 123,319 150,307 166,296 153,277 146,256 143,233 148,210 153,187 159,164 169,141 189,123 208,106 229,92 250,76 277,65 303,60 332,53 360,58 386,65 415,74 439,88 460,104 482,125 508,132 526,115 545,104 572,99 603,99 640,79 663,86 688,93 709,86 727,69 750,53 774,37 797,23 822,18 852,11 878,5 905,0 930,4 954,7 979,12 1000,21 1023,32 1042,46 1065,60 1083,78 1101,97 1115,116 1120,139 1129,162 1134,183 1155,191 1182,194 1210,198 1238,203 1265,212 1289,224 1311,240 1332,258 1346,280 1360,302 1369,326 1376,351 1378,376 1378,400 1376,425 1367,446 1355,466 1341,485 1325,503 1307,519 1289,533 1300,557 1312,580 1319,607 1319,631 1316,658 1312,683 1302,706 1293,730 1281,751 1263,771 1247,788 1226,803 1205,817 1182,829 1161,836 1136,843 1113,847 1090,845 1067,847 1042,848 1018,847 997,838 979,841 967,866 949,885 924,900 898,912"><text:p/></draw:polygon><draw:polygon draw:style-name="gr25" draw:text-style-name="P45" svg:width="0.5059in" svg:height="0.4732in" svg:x="1.9819in" svg:y="0.2602in" svg:viewBox="0 0 1286 1203" draw:points="661,1203 386,803 365,773 351,755 342,736 325,736 305,736 286,732 266,730 249,728 229,718 213,711 194,699 176,688 162,674 146,658 134,642 123,623 115,601 109,580 101,564 83,556 69,549 53,538 41,524 26,510 16,494 7,476 4,457 0,436 2,415 4,392 11,372 16,349 26,330 44,312 60,293 79,279 99,265 122,252 143,242 159,233 153,217 150,199 150,182 155,162 162,143 171,125 182,108 199,93 217,79 236,67 258,56 280,49 305,46 328,42 355,46 379,53 404,62 427,74 446,88 466,108 490,115 504,102 526,97 549,95 579,101 619,74 640,79 658,85 676,78 693,64 714,48 737,34 757,21 778,16 804,9 827,4 850,0 871,2 891,4 910,9 928,16 945,25 963,35 981,46 1000,58 1014,72 1030,88 1039,106 1046,123 1053,141 1072,146 1099,150 1124,152 1148,157 1173,166 1194,175 1215,189 1235,203 1247,222 1263,240 1270,261 1279,280 1282,302 1284,323 1286,344 1279,363 1274,381 1265,397 1252,413 1242,427 1228,439 1240,460 1251,483 1258,504 1259,526 1258,549 1256,572 1251,593 1245,614 1236,633 1224,651 1212,667 1194,681 1180,695 1162,707 1147,716 1127,723 1108,728 1090,730 1071,734 1053,739 1034,739 1016,736 1002,741 993,764 975,780 956,794 935,811"><text:p/></draw:polygon><draw:polygon draw:style-name="gr26" draw:text-style-name="P45" svg:width="0.4732in" svg:height="0.485in" svg:x="2.0681in" svg:y="0.3472in" svg:viewBox="0 0 1203 1233" draw:points="616,1233 265,702 243,667 235,653 226,635 212,631 196,630 183,623 169,619 155,614 143,603 129,594 116,582 104,570 93,557 85,543 74,527 69,510 64,492 62,473 56,457 44,448 35,441 26,430 18,416 11,404 4,390 0,376 0,358 0,340 4,321 7,303 14,286 23,268 35,250 48,236 64,220 83,208 99,196 120,187 138,178 153,169 153,157 153,145 157,129 164,115 175,101 183,86 194,74 212,64 228,53 245,46 266,37 286,32 307,30 330,28 353,34 374,41 395,49 416,60 434,72 453,90 474,97 489,92 506,90 526,92 556,102 598,71 614,72 631,74 646,69 661,56 679,42 700,30 716,19 734,14 758,9 780,4 796,0 813,0 827,2 843,5 857,11 871,18 882,25 901,32 917,41 933,49 947,60 958,72 967,86 975,99 993,102 1016,104 1037,108 1060,111 1081,118 1101,125 1118,138 1138,148 1150,162 1164,178 1173,194 1182,212 1187,229 1194,245 1198,263 1196,279 1194,295 1187,309 1184,323 1177,335 1169,347 1180,365 1191,383 1199,402 1203,422 1203,441 1203,460 1201,480 1198,497 1194,515 1185,531 1177,547 1168,559 1155,573 1143,586 1131,594 1118,603 1106,610 1092,614 1078,621 1064,628 1050,630 1035,631 1027,639 1018,660 1004,676 990,690 970,709"><text:p/></draw:polygon><draw:polygon draw:style-name="gr27" draw:text-style-name="P45" svg:width="0.4559in" svg:height="0.4969in" svg:x="2.1465in" svg:y="0.4335in" svg:viewBox="0 0 1159 1263" draw:points="582,1263 146,605 129,563 120,550 116,538 108,531 97,524 86,515 79,508 71,501 60,490 53,480 46,467 39,455 34,443 28,429 23,415 21,399 19,383 19,367 19,353 14,344 11,333 7,325 5,310 4,300 0,288 0,275 5,259 7,245 12,229 19,215 28,201 39,187 48,173 64,162 76,150 93,139 108,131 125,122 143,115 157,109 161,99 164,90 171,79 180,69 192,60 203,51 215,42 231,35 247,30 263,25 280,21 298,18 318,18 337,19 356,23 376,30 395,37 413,48 430,60 445,74 464,83 478,81 494,85 513,90 540,106 586,67 598,67 612,67 624,62 635,51 653,39 672,28 684,19 700,14 721,9 736,5 750,0 762,0 774,2 785,4 794,7 803,11 810,16 827,19 845,23 857,28 871,35 884,42 894,49 905,58 921,62 940,62 960,64 979,67 998,72 1014,78 1032,86 1046,95 1062,108 1074,118 1085,131 1095,143 1102,157 1109,169 1117,183 1118,196 1122,210 1122,220 1122,233 1120,245 1118,256 1129,270 1138,286 1147,302 1152,318 1154,333 1157,351 1159,367 1159,383 1157,399 1154,413 1150,427 1147,439 1138,452 1132,466 1125,474 1118,485 1109,494 1101,501 1094,510 1081,519 1074,526 1065,531 1058,540 1050,557 1041,573 1030,587 1014,609"><text:p/></draw:polygon><draw:polygon draw:style-name="gr28" draw:text-style-name="P45" svg:width="0.4539in" svg:height="0.5087in" svg:x="2.2173in" svg:y="0.5201in" svg:viewBox="0 0 1154 1293" draw:points="575,1293 58,504 44,457 41,448 37,437 30,429 25,418 21,407 18,397 14,386 11,374 7,363 5,351 4,339 0,326 0,314 0,300 4,286 5,272 9,259 11,247 12,236 14,228 16,215 19,205 23,194 25,183 30,173 37,161 44,150 51,138 60,127 71,116 81,106 93,95 104,86 116,78 132,71 145,64 161,56 175,51 189,46 198,41 205,34 217,28 228,23 238,18 252,12 263,9 279,5 293,4 310,2 325,2 340,2 356,5 374,7 388,12 406,19 423,26 437,35 455,46 469,56 485,65 497,71 512,79 527,88 554,108 601,64 612,60 621,58 630,53 640,46 654,35 672,25 681,19 691,14 713,7 725,5 736,2 741,0 748,0 755,0 760,2 764,4 767,5 785,5 797,5 811,5 827,7 838,9 852,12 863,16 878,18 894,19 912,19 926,23 942,25 958,30 974,35 988,41 1000,48 1012,56 1025,65 1035,74 1046,85 1057,93 1064,104 1071,113 1076,123 1081,134 1088,143 1092,153 1097,164 1106,175 1117,187 1124,199 1131,213 1134,228 1141,240 1145,254 1150,268 1152,280 1152,295 1154,307 1152,319 1152,332 1152,344 1150,355 1147,367 1141,377 1139,388 1136,399 1132,409 1127,418 1122,429 1118,439 1115,455 1108,469 1101,482 1090,506"><text:p/></draw:polygon><draw:custom-shape draw:style-name="gr21" draw:text-style-name="P45" svg:width="0.4831in" svg:height="0.5315in" svg:x="2.2736in" svg:y="0.6016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g></draw:g></text:p><text:p text:style-name="P20">Figure <text:sequence text:ref-name="refFigure25" text:name="Figure" text:formula="ooow:Figure+1" style:num-format="1">26</text:sequence>: Cross-fading example</text:p></draw:text-box></draw:frame></text:p>
      <text:h text:style-name="OOoHeading_20_1" text:outline-level="2">Combining Multiple Objects</text:h>
      <text:p text:style-name="P4">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OOoEmphasis">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OOoEmphasis">combination</text:span> is a permanent fusion of objects leading to a new object. The original objects are no longer available as individual entities and the operation is not reversible.</text:p>
      <text:h text:style-name="OOoHeading_20_2" text:outline-level="3">Grouping by Common Selection</text:h>
      <text:p text:style-name="OOoTextBody">When several objects are selected, any operations you carry out are applied to all the objects. For example, you can rotate a group of objects in its entirety. Groups obtained through common selection of several objects are undone as soon as you click outside the group. However, you can group objects and keep those selected objects grouped together.</text:p>
      <text:h text:style-name="OOoHeading_20_2" text:outline-level="3">Maintaining Groups and <text:alphabetical-index-mark-start text:id="IMark61652828"/>Undoing Groups<text:alphabetical-index-mark-end text:id="IMark61652828"/></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select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ext:soft-page-break/>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You can edit a member of a group individually without breaking the group. To do this, right-click and choose <text:span text:style-name="OOoMenuPath">Enter group</text:span> or double-click on the group.</text:p>
      <text:h text:style-name="OOoHeading_20_2" text:outline-level="3"><text:alphabetical-index-mark text:string-value="combining objects"/>Combining Objects</text:h>
      <text:p text:style-name="P7">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reference-mark-start text:name="Aids for positioning objects"/>Aids for P<text:alphabetical-index-mark-start text:id="IMark61649900"/><text:alphabetical-index-mark-start text:id="IMark61652828" text:key1="drawing objects"/>ositioning<text:alphabetical-index-mark-end text:id="IMark61652828"/> Objects<text:alphabetical-index-mark-end text:id="IMark61649900"/><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36">Moving an object to the front or to the back</text:p>
        </text:list-item>
      </text:list>
      <text:list xml:id="list42418972" text:continue-list="list42430982" text:style-name="OOoBullets_20_1">
        <text:list-item>
          <text:p text:style-name="P39">Aligning objects with respect to each other</text:p>
        </text:list-item>
        <text:list-item>
          <text:p text:style-name="P41">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alphabetical-index-mark text:string-value="inserting pictures" text:key1="drawing"/>Inserting and Editing Pictures</text:h>
      <text:p text:style-name="OOoTextBody_5f_ListIntro">Draw contains a number of functions for editing <text:alphabetical-index-mark-start text:id="IMark61667632"/><text:alphabetical-index-mark-start text:id="IMark61651916"/>raster graphics<text:alphabetical-index-mark-end text:id="IMark61651916"/><text:alphabetical-index-mark-end text:id="IMark61667632"/> (<text:alphabetical-index-mark-start text:id="IMark61649852"/><text:alphabetical-index-mark-start text:id="IMark61667920"/>bitmaps<text:alphabetical-index-mark-end text:id="IMark61667920"/><text:alphabetical-index-mark-end text:id="IMark61649852"/>)—for example, photos and scanned images—including import and export as well as <text:alphabetical-index-mark-start text:id="IMark61652876"/><text:alphabetical-index-mark-start text:id="IMark61668304"/>conversion<text:alphabetical-index-mark-end text:id="IMark61668304"/><text:alphabetical-index-mark-end text:id="IMark61652876"/> from one format to another. Draw can read in all the usual range of graphic file formats.</text:p>
      <text:p text:style-name="OOoTextBody">You can add pictures from several sources:</text:p>
      <text:list xml:id="list1166782093" text:style-name="OOoBullets_20_1">
        <text:list-item>
          <text:p text:style-name="OOoList_20_1_20_Start">The Gallery; see Chapter 10 (Graphics, the Gallery, and Fontwork) in this book</text:p>
        </text:list-item>
      </text:list>
      <text:list xml:id="list42431158" text:continue-list="list42418972" text:style-name="OOoBullets_20_1">
        <text:list-item>
          <text:p text:style-name="OOoList_20_1_20_Cont.">Directly from a scanner (<text:span text:style-name="OOoMenuPath">Insert &gt; Picture &gt; Scan</text:span>)</text:p>
        </text:list-item>
        <text:list-item>
          <text:p text:style-name="OOoList_20_1_20_End">Images created by another program, including photographs from a 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Working with <text:alphabetical-index-mark-start text:id="IMark61667920"/><text:alphabetical-index-mark-start text:id="IMark61649852" text:key1="drawing objects"/>3D Objects<text:alphabetical-index-mark-end text:id="IMark61649852"/><text:alphabetical-index-mark-end text:id="IMark61667920"/></text:h>
      <text:p text:style-name="OOoTextBody">Although Draw does not match the functionality of the leading drawing or picture editing programs, it is capable of producing and editing very good 3D drawings.</text:p>
      <text:p text:style-name="OOoTextBody">Draw offers two types of 3D objects: <text:span text:style-name="OOoEmphasis">3D bodies</text:span>, and <text:span text:style-name="OOoEmphasis">3D shapes</text:span>.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text:soft-page-break/>See Chapter 7 (Working with 3D Objects) in the <text:span text:style-name="OOoEmphasis">Draw Guide</text:span> for details.</text:p>
      <text:h text:style-name="OOoHeading_20_1" text:outline-level="2">Exporting Graphics</text:h>
      <text:p text:style-name="P4">To <text:alphabetical-index-mark text:string-value="save in a foreign format" text:key1="drawing"/>save a <text:span text:style-name="T1">Draw</text:span> image in a format other than *.odg, use <text:span text:style-name="OOoMenuPath">File &gt; Export</text:span>. Draw can save to many graphic file formats, as listed in Chapter 12 in this book. You can export the entire file or selected objects.</text:p>
      <text:p text:style-name="OOoTextBody">You can also export Draw files to HTML or PDF. PDF export is the same as for any part of Apache OpenOffice, as described in Chapter 9 (Printing, Exporting, and E-mailing) in this book. </text:p>
      <text:p text:style-name="OOoTextBody"><text:alphabetical-index-mark-start text:id="IMark61649852" text:key1="drawing"/>HTML export<text:alphabetical-index-mark-end text:id="IMark61649852"/> uses a conversion wizard that creates as many web pages as there are pages in your <text:alphabetical-index-mark-start text:id="IMark61668304"/>Draw<text:alphabetical-index-mark-end text:id="IMark61668304"/>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Adding Comments to a Drawing</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draw:frame draw:style-name="fr17" draw:name="graphics237" text:anchor-type="as-char" svg:width="4.0016in" svg:height="2.6673in" draw:z-index="24"><draw:image xlink:href="Pictures/10000000000001B9000001261AC71894.png" xlink:type="simple" xlink:show="embed" xlink:actuate="onLoad"/></draw:frame></text:p>
      <text:p text:style-name="OOoTextBody">Choose <text:span text:style-name="OOoMenuPath">Tools &gt; Options &gt; User Data</text:span> to enter the name you want to appear in the Author field of the comment.</text:p>
      <text:p text:style-name="OOoTextBody"><text:soft-page-break/>If more than one person edits the document, each author is automatically allocated a different background color.</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6 
Getting Started with Draw</text:title><text:tab/><text:chapter text:display="name" text:outline-level="1"/><text:tab/><text:page-number text:select-page="current"/></text:p>
      </style:footer>
    </style:master-page>
    <style:master-page style:name="OOoFrontMatter" style:page-layout-name="Mpm7">
      <style:footer>
        <text:p text:style-name="MP2"><text:title>Chapter 6 
Getting Started with Draw</text:title> | <text:page-number text:select-page="current"/></text:p>
      </style:footer>
      <style:footer-left>
        <text:p text:style-name="OOoFooter"><text:page-number text:select-page="current"/> | <text:title>Chapter 6 
Getting Started with Draw</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6 Getting Started with Draw</text:chapter> | <text:page-number text:select-page="current">3</text:page-number></text:p>
      </style:footer>
      <style:footer-left>
        <text:p text:style-name="OOoFooter"><text:page-number text:select-page="current">8</text:page-number> | <text:chapter text:display="name" text:outline-level="1">Chapter 6 Getting Started with Draw</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6 
Getting Started with Draw</dc:title>
    <dc:date>2022-05-11T22:18:53.39</dc:date>
    <dc:creator>Keith McKenna</dc:creator>
    <meta:editing-duration>PT8H54M29S</meta:editing-duration>
    <meta:editing-cycles>57</meta:editing-cycles>
    <meta:generator>OpenOffice/4.1.12$Win32 OpenOffice.org_project/4112m1$Build-9809</meta:generator>
    <meta:document-statistic meta:table-count="28" meta:image-count="77" meta:object-count="0" meta:page-count="27" meta:paragraph-count="432" meta:word-count="7134" meta:character-count="40482"/>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